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7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82cm" fo:break-before="auto" style:use-optimal-row-height="true"/>
    </style:style>
    <style:style style:name="ro5" style:family="table-row">
      <style:table-row-properties style:row-height="2.187cm" fo:break-before="auto" style:use-optimal-row-height="true"/>
    </style:style>
    <style:style style:name="ro6" style:family="table-row">
      <style:table-row-properties style:row-height="1.288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e5e5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8eaad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c5e0b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background-color="#ececec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ackground-color="#fef2c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ffffff" fo:background-color="#f2f2f2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ffffff" fo:background-color="#d8d8d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ffffff" fo:background-color="#f2f2f2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8">
      <style:table-cell-properties fo:background-color="#c5e0b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7" style:family="table-cell" style:parent-style-name="Default" style:data-style-name="N129">
      <style:table-cell-properties fo:background-color="#ececec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128">
      <style:table-cell-properties fo:background-color="#fef2c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30">
      <style:table-cell-properties fo:background-color="#b4c6e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fo:background-color="#ececec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4" style:family="table-cell" style:parent-style-name="Default">
      <style:table-cell-properties fo:background-color="#fef2cb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ffffff" style:rotation-align="none"/>
    </style:style>
    <style:style style:name="ce50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none" fo:background-color="#d8d8d8" style:diagonal-bl-tr="none" style:diagonal-tl-br="none" fo:border-left="0.74pt solid #ffffff" fo:border-right="0.74pt solid #ffffff" style:rotation-align="none" fo:border-top="none"/>
    </style:style>
    <style:style style:name="ce54" style:family="table-cell" style:parent-style-name="Default">
      <style:table-cell-properties fo:border-bottom="0.74pt solid #ffffff" fo:background-color="#d8d8d8" style:diagonal-bl-tr="none" style:diagonal-tl-br="none" fo:border-left="0.74pt solid #ffffff" fo:border-right="0.74pt solid #ffffff" style:rotation-align="none" fo:border-top="none"/>
    </style:style>
    <style:style style:name="ce55" style:family="table-cell" style:parent-style-name="Default" style:data-style-name="N127">
      <style:table-cell-properties fo:border-bottom="0.74pt solid 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27">
      <style:table-cell-properties fo:background-color="#d8d8d8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27">
      <style:table-cell-properties fo:background-color="#d9e2f3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127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27">
      <style:table-cell-properties fo:border-bottom="none" fo:background-color="#d8d8d8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 style:data-style-name="N127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vertical-align="middle" draw:auto-grow-height="false" draw:fit-to-size="false" style:shrink-to-fit="false" fo:min-height="3.311cm" fo:min-width="6.151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2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3.311cm" fo:min-width="6.151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3" style:family="graphic">
      <style:graphic-properties draw:stroke="solid" svg:stroke-width="0.053cm" svg:stroke-color="#ed7d31" draw:stroke-linejoin="miter" svg:stroke-linecap="butt" draw:fill="solid" draw:fill-color="#ffffff" draw:textarea-vertical-align="top" draw:auto-grow-height="false" draw:fit-to-size="false" style:shrink-to-fit="false" fo:min-height="3.565cm" fo:min-width="4.619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gr4" style:family="graphic">
      <style:graphic-properties draw:stroke="solid" svg:stroke-width="0.053cm" svg:stroke-color="#ed7d31" draw:stroke-linejoin="miter" svg:stroke-linecap="butt" draw:fill="solid" draw:fill-color="#ffffff" draw:textarea-vertical-align="middle" draw:auto-grow-height="false" draw:fit-to-size="false" style:shrink-to-fit="false" fo:min-height="3.323cm" fo:min-width="4.528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gr5" style:family="graphic">
      <style:graphic-properties draw:stroke="none" svg:stroke-width="0cm" draw:fill="none" draw:textarea-vertical-align="middle" draw:auto-grow-height="false" draw:fit-to-size="false" style:shrink-to-fit="false" fo:min-height="2.427cm" fo:min-width="6.127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6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2.427cm" fo:min-width="6.127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53cm" svg:stroke-color="#ed7d31" draw:stroke-linejoin="miter" svg:stroke-linecap="butt" draw:fill="solid" draw:fill-color="#ffffff" draw:textarea-vertical-align="top" draw:auto-grow-height="false" draw:fit-to-size="false" style:shrink-to-fit="false" fo:min-height="2.681cm" fo:min-width="4.628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gr8" style:family="graphic">
      <style:graphic-properties draw:stroke="solid" svg:stroke-width="0.053cm" svg:stroke-color="#ed7d31" draw:stroke-linejoin="miter" svg:stroke-linecap="butt" draw:fill="solid" draw:fill-color="#ffffff" draw:textarea-vertical-align="middle" draw:auto-grow-height="false" draw:fit-to-size="false" style:shrink-to-fit="false" fo:min-height="2.495cm" fo:min-width="4.512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gr9" style:family="graphic">
      <style:graphic-properties draw:stroke="none" svg:stroke-width="0cm" draw:fill="none" draw:textarea-vertical-align="middle" draw:auto-grow-height="false" draw:fit-to-size="false" style:shrink-to-fit="false" fo:min-height="2.535cm" fo:min-width="5.969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10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2.535cm" fo:min-width="5.969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11" style:family="graphic">
      <style:graphic-properties draw:stroke="solid" svg:stroke-width="0.053cm" svg:stroke-color="#ed7d31" draw:stroke-linejoin="miter" svg:stroke-linecap="butt" draw:fill="solid" draw:fill-color="#ffffff" draw:textarea-vertical-align="top" draw:auto-grow-height="false" draw:fit-to-size="false" style:shrink-to-fit="false" fo:min-height="2.788cm" fo:min-width="4.479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35cm" svg:stroke-color="#ed7d31" draw:stroke-linejoin="miter" svg:stroke-linecap="butt" draw:fill="solid" draw:fill-color="#ffffff" draw:textarea-vertical-align="middle" draw:auto-grow-height="false" draw:fit-to-size="false" style:shrink-to-fit="false" fo:min-height="2.595cm" fo:min-width="4.392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gr13" style:family="graphic">
      <style:graphic-properties draw:stroke="none" svg:stroke-width="0cm" draw:fill="none" draw:textarea-vertical-align="middle" draw:auto-grow-height="false" draw:fit-to-size="false" style:shrink-to-fit="false" fo:min-height="4.131cm" fo:min-width="7.463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14" style:family="graphic">
      <style:graphic-properties draw:stroke="none" svg:stroke-width="0cm" draw:fill="none" draw:textarea-vertical-align="middle" draw:auto-grow-height="false" draw:fit-to-size="false" style:shrink-to-fit="false" fo:min-height="3.543cm" fo:min-width="7.463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53cm" svg:stroke-color="#ed7d31" draw:stroke-linejoin="miter" svg:stroke-linecap="butt" draw:fill="solid" draw:fill-color="#ffffff" draw:textarea-vertical-align="top" draw:auto-grow-height="false" draw:fit-to-size="false" style:shrink-to-fit="false" fo:min-height="4.385cm" fo:min-width="4.329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35cm" svg:stroke-color="#ed7d31" draw:stroke-linejoin="miter" svg:stroke-linecap="butt" draw:fill="solid" draw:fill-color="#ffffff" draw:textarea-vertical-align="middle" draw:auto-grow-height="false" draw:fit-to-size="false" style:shrink-to-fit="false" fo:min-height="4.318cm" fo:min-width="4.249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gr17" style:family="graphic">
      <style:graphic-properties draw:stroke="none" svg:stroke-width="0cm" draw:fill="none" draw:textarea-vertical-align="middle" draw:auto-grow-height="false" draw:fit-to-size="false" style:shrink-to-fit="false" fo:min-height="0.981cm" fo:min-width="4.429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18" style:family="graphic">
      <style:graphic-properties draw:stroke="solid" svg:stroke-width="0.035cm" svg:stroke-color="#ed7d31" draw:stroke-linejoin="miter" svg:stroke-linecap="butt" draw:fill="solid" draw:fill-color="#ffffff" draw:textarea-vertical-align="top" draw:auto-grow-height="false" draw:fit-to-size="false" style:shrink-to-fit="false" fo:min-height="1.235cm" fo:min-width="3.288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gr19" style:family="graphic">
      <style:graphic-properties draw:stroke="solid" svg:stroke-width="0.035cm" svg:stroke-color="#ed7d31" draw:stroke-linejoin="miter" svg:stroke-linecap="butt" draw:fill="solid" draw:fill-color="#ffffff" draw:textarea-vertical-align="middle" draw:auto-grow-height="false" draw:fit-to-size="false" style:shrink-to-fit="false" fo:min-height="1cm" fo:min-width="3.004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1.693cm" fo:min-width="7.463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21" style:family="graphic">
      <style:graphic-properties draw:stroke="none" svg:stroke-width="0cm" draw:fill="none" draw:textarea-vertical-align="middle" draw:auto-grow-height="false" draw:fit-to-size="false" style:shrink-to-fit="false" fo:min-height="1.386cm" fo:min-width="7.257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22" style:family="graphic">
      <style:graphic-properties draw:stroke="solid" svg:stroke-width="0.035cm" svg:stroke-color="#ed7d31" draw:stroke-linejoin="miter" svg:stroke-linecap="butt" draw:fill="solid" draw:fill-color="#ffffff" draw:textarea-vertical-align="top" draw:auto-grow-height="false" draw:fit-to-size="false" style:shrink-to-fit="false" fo:min-height="1.867cm" fo:min-width="6.233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gr23" style:family="graphic">
      <style:graphic-properties draw:stroke="solid" svg:stroke-width="0.035cm" svg:stroke-color="#ed7d31" draw:stroke-linejoin="miter" svg:stroke-linecap="butt" draw:fill="solid" draw:fill-color="#ffffff" draw:textarea-vertical-align="middle" draw:auto-grow-height="false" draw:fit-to-size="false" style:shrink-to-fit="false" fo:min-height="1.601cm" fo:min-width="5.899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gr24" style:family="graphic">
      <style:graphic-properties draw:stroke="none" svg:stroke-width="0cm" draw:fill="none" draw:textarea-vertical-align="middle" draw:auto-grow-height="false" draw:fit-to-size="false" style:shrink-to-fit="false" fo:min-height="1.132cm" fo:min-width="7.939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25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1.132cm" fo:min-width="7.939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26" style:family="graphic">
      <style:graphic-properties draw:stroke="solid" svg:stroke-width="0.035cm" svg:stroke-color="#ed7d31" draw:stroke-linejoin="miter" svg:stroke-linecap="butt" draw:fill="solid" draw:fill-color="#ffffff" draw:textarea-vertical-align="top" draw:auto-grow-height="false" draw:fit-to-size="false" style:shrink-to-fit="false" fo:min-height="1.34cm" fo:min-width="6.036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gr27" style:family="graphic">
      <style:graphic-properties draw:stroke="solid" svg:stroke-width="0.035cm" svg:stroke-color="#ed7d31" draw:stroke-linejoin="miter" svg:stroke-linecap="butt" draw:fill="solid" draw:fill-color="#ffffff" draw:textarea-vertical-align="middle" draw:auto-grow-height="false" draw:fit-to-size="false" style:shrink-to-fit="false" fo:min-height="1.023cm" fo:min-width="5.624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gr28" style:family="graphic">
      <style:graphic-properties draw:stroke="none" svg:stroke-width="0cm" draw:fill="none" draw:textarea-vertical-align="middle" draw:auto-grow-height="false" draw:fit-to-size="false" style:shrink-to-fit="false" fo:min-height="2.298cm" fo:min-width="5.176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29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1.487cm" fo:min-width="5.176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30" style:family="graphic">
      <style:graphic-properties draw:stroke="solid" svg:stroke-width="0.035cm" svg:stroke-color="#ed7d31" draw:stroke-linejoin="miter" svg:stroke-linecap="butt" draw:fill="solid" draw:fill-color="#ffffff" draw:textarea-vertical-align="top" draw:auto-grow-height="false" draw:fit-to-size="false" style:shrink-to-fit="false" fo:min-height="2.265cm" fo:min-width="3.959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gr31" style:family="graphic">
      <style:graphic-properties draw:stroke="solid" svg:stroke-width="0.035cm" svg:stroke-color="#ed7d31" draw:stroke-linejoin="miter" svg:stroke-linecap="butt" draw:fill="solid" draw:fill-color="#ffffff" draw:textarea-vertical-align="middle" draw:auto-grow-height="false" draw:fit-to-size="false" style:shrink-to-fit="false" fo:min-height="2.108cm" fo:min-width="3.708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gr32" style:family="graphic">
      <style:graphic-properties draw:stroke="none" svg:stroke-width="0cm" draw:fill="none" draw:textarea-vertical-align="middle" draw:auto-grow-height="false" draw:fit-to-size="false" style:shrink-to-fit="false" fo:min-height="2.255cm" fo:min-width="5.154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33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0.852cm" fo:min-width="5.089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34" style:family="graphic">
      <style:graphic-properties draw:stroke="solid" svg:stroke-width="0.035cm" svg:stroke-color="#ed7d31" draw:stroke-linejoin="miter" svg:stroke-linecap="butt" draw:fill="solid" draw:fill-color="#ffffff" draw:textarea-vertical-align="top" draw:auto-grow-height="false" draw:fit-to-size="false" style:shrink-to-fit="false" fo:min-height="2.509cm" fo:min-width="3.948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gr35" style:family="graphic">
      <style:graphic-properties draw:stroke="solid" svg:stroke-width="0.035cm" svg:stroke-color="#ed7d31" draw:stroke-linejoin="miter" svg:stroke-linecap="butt" draw:fill="solid" draw:fill-color="#ffffff" draw:textarea-vertical-align="middle" draw:auto-grow-height="false" draw:fit-to-size="false" style:shrink-to-fit="false" fo:min-height="2.239cm" fo:min-width="3.66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gr36" style:family="graphic">
      <style:graphic-properties draw:stroke="none" svg:stroke-width="0cm" draw:fill="none" draw:textarea-vertical-align="middle" draw:auto-grow-height="false" draw:fit-to-size="false" style:shrink-to-fit="false" fo:min-height="2.102cm" fo:min-width="5.064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37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0.868cm" fo:min-width="5.064cm" fo:padding-top="0.254cm" fo:padding-bottom="0.254cm" fo:padding-left="0.254cm" fo:padding-right="0.254cm" fo:wrap-option="wrap"/>
      <style:paragraph-properties fo:text-align="start"/>
      <style:text-properties fo:font-size="18pt"/>
    </style:style>
    <style:style style:name="gr38" style:family="graphic">
      <style:graphic-properties draw:stroke="solid" svg:stroke-width="0.035cm" svg:stroke-color="#ed7d31" draw:stroke-linejoin="miter" svg:stroke-linecap="butt" draw:fill="solid" draw:fill-color="#ffffff" draw:textarea-vertical-align="top" draw:auto-grow-height="false" draw:fit-to-size="false" style:shrink-to-fit="false" fo:min-height="2.357cm" fo:min-width="3.935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gr39" style:family="graphic">
      <style:graphic-properties draw:stroke="solid" svg:stroke-width="0.035cm" svg:stroke-color="#ed7d31" draw:stroke-linejoin="miter" svg:stroke-linecap="butt" draw:fill="solid" draw:fill-color="#ffffff" draw:textarea-vertical-align="middle" draw:auto-grow-height="false" draw:fit-to-size="false" style:shrink-to-fit="false" fo:min-height="2.142cm" fo:min-width="3.632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gr40" style:family="graphic">
      <style:graphic-properties draw:stroke="solid" svg:stroke-width="0cm" svg:stroke-color="#000000" draw:marker-start="Puntas_20_de_20_flecha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0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Puntas_20_de_20_flecha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47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Puntas_20_de_20_flecha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51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normal" style:text-underline-style="solid" style:text-underline-width="auto" style:text-underline-color="font-color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font-variant="normal" fo:text-transform="none" fo:color="#0000cc" loext:opacity="100%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fo:background-color="transparent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8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 fo:color="#0000c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#¡REF!.$A$1:.$A$4])" table:allow-empty-cell="true" table:display-list="unsorted" table:base-cell-address="Hoja1.B57">
          <table:error-message table:message-type="stop" table:display="true"/>
        </table:content-validation>
        <table:content-validation table:name="val2" table:condition="of:cell-content-is-in-list([$#¡REF!.$B$1:.$B$38])" table:allow-empty-cell="true" table:display-list="unsorted" table:base-cell-address="Hoja1.B58">
          <table:error-message table:message-type="stop" table:display="true"/>
        </table:content-validation>
        <table:content-validation table:name="val3" table:condition="of:cell-content-is-in-list([$#¡REF!.$A$5:.$A$8])" table:allow-empty-cell="true" table:display-list="unsorted" table:base-cell-address="Hoja1.D57">
          <table:error-message table:message-type="stop" table:display="true"/>
        </table:content-validation>
        <table:content-validation table:name="val4" table:condition="of:cell-content-is-in-list([$#¡REF!.$B$39:.$B$56])" table:allow-empty-cell="true" table:display-list="unsorted" table:base-cell-address="Hoja1.D58">
          <table:error-message table:message-type="stop" table:display="true"/>
        </table:content-validation>
        <table:content-validation table:name="val5" table:condition="of:cell-content-is-in-list([$#¡REF!.$A$9:.$A$11])" table:allow-empty-cell="true" table:display-list="unsorted" table:base-cell-address="Hoja1.F57">
          <table:error-message table:message-type="stop" table:display="true"/>
        </table:content-validation>
        <table:content-validation table:name="val6" table:condition="of:cell-content-is-in-list([$#¡REF!.$B$57:.$B$68])" table:allow-empty-cell="true" table:display-list="unsorted" table:base-cell-address="Hoja1.F58">
          <table:error-message table:message-type="stop" table:display="true"/>
        </table:content-validation>
        <table:content-validation table:name="val7" table:condition="of:cell-content-is-in-list([$#¡REF!.$A$12:.$A$15])" table:allow-empty-cell="true" table:display-list="unsorted" table:base-cell-address="Hoja1.H57">
          <table:error-message table:message-type="stop" table:display="true"/>
        </table:content-validation>
        <table:content-validation table:name="val8" table:condition="of:cell-content-is-in-list([$#¡REF!.$B$69:.$B$83])" table:allow-empty-cell="true" table:display-list="unsorted" table:base-cell-address="Hoja1.H58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3" table:default-cell-style-name="Default"/>
        <table:table-column table:style-name="co1" table:number-columns-repeated="3" table:default-cell-style-name="ce35"/>
        <table:table-column table:style-name="co1" table:number-columns-repeated="19" table:default-cell-style-name="Default"/>
        <table:table-row table:style-name="ro1">
          <table:table-cell table:style-name="ce1"/>
          <table:table-cell table:style-name="ce26"/>
          <table:table-cell/>
          <table:table-cell table:style-name="ce46" table:number-columns-repeated="7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2" table:number-rows-spanned="1">
            <office:annotation draw:style-name="gr40" draw:text-style-name="P8" svg:width="11.527cm" svg:height="2.408cm" svg:x="2.229cm" svg:y="1.192cm" draw:caption-point-x="2.277cm" draw:caption-point-y="-0.695cm">
              <dc:date>2022-08-25T00:00:00</dc:date>
              <text:p text:style-name="P7">======</text:p>
              <text:p text:style-name="P7">ID#AAAARKuGpmI</text:p>
              <text:p text:style-name="P7">Kelmelt Erick Rojas Arzapalo <text:s text:c="3"/>(2021-10-21 16:49:03)</text:p>
              <text:p text:style-name="P7">En este apartado se debe de registrar el nombre del área a la cual lidera.</text:p>
            </office:annotation>
            <text:p>ÁREA o DEPARTAMENTO:</text:p>
          </table:table-cell>
          <table:covered-table-cell table:style-name="ce26"/>
          <table:table-cell office:value-type="string" calcext:value-type="string">
            <text:p>Área que realiza el requerimiento</text:p>
          </table:table-cell>
          <table:table-cell table:style-name="ce46" table:number-columns-repeated="7"/>
          <table:table-cell table:number-columns-repeated="15"/>
        </table:table-row>
        <table:table-row table:style-name="ro2">
          <table:table-cell table:style-name="ce2" office:value-type="string" calcext:value-type="string" table:number-columns-spanned="2" table:number-rows-spanned="1">
            <office:annotation draw:style-name="gr41" draw:text-style-name="P8" svg:width="11.527cm" svg:height="3.673cm" svg:x="2.229cm" svg:y="1.679cm" draw:caption-point-x="2.277cm" draw:caption-point-y="-0.695cm">
              <dc:date>2022-08-25T00:00:00</dc:date>
              <text:p text:style-name="P7">======</text:p>
              <text:p text:style-name="P7">ID#AAAARKuGpmM</text:p>
              <text:p text:style-name="P7">Kelmelt Erick Rojas Arzapalo <text:s text:c="3"/>(2021-10-21 16:49:03)</text:p>
              <text:p text:style-name="P7">En esta sección se registra el nombre del colaborador que realizo la propuesta de iniciativa. </text:p>
              <text:p text:style-name="P7"/>
              <text:p text:style-name="P7">Nota: Puede ser un colaborador que ve y/o aporta sobre tecnología dentro de su equipo.</text:p>
            </office:annotation>
            <text:p>RESPONSABLE DE PROYECTO (USUARIO):</text:p>
          </table:table-cell>
          <table:covered-table-cell table:style-name="ce26"/>
          <table:table-cell table:style-name="ce40" office:value-type="string" calcext:value-type="string">
            <text:p>JUANA</text:p>
          </table:table-cell>
          <table:table-cell table:style-name="ce40" table:number-columns-repeated="7"/>
          <table:table-cell table:number-columns-repeated="15"/>
        </table:table-row>
        <table:table-row table:style-name="ro1">
          <table:table-cell table:style-name="ce3" office:value-type="string" calcext:value-type="string">
            <text:p>NOMBRE DE PROYECTO</text:p>
          </table:table-cell>
          <table:table-cell table:style-name="ce3"/>
          <table:table-cell table:style-name="ce40" office:value-type="string" calcext:value-type="string">
            <text:p>Puntos de Control</text:p>
          </table:table-cell>
          <table:table-cell table:style-name="ce40" table:number-columns-repeated="7"/>
          <table:table-cell table:number-columns-repeated="15"/>
        </table:table-row>
        <table:table-row table:style-name="ro1">
          <table:table-cell table:style-name="ce4" office:value-type="string" calcext:value-type="string">
            <office:annotation draw:style-name="gr42" draw:text-style-name="P8" svg:width="11.527cm" svg:height="6.711cm" svg:x="2.523cm" svg:y="2.943cm" draw:caption-point-x="-0.275cm" draw:caption-point-y="-0.696cm">
              <dc:date>2022-08-25T00:00:00</dc:date>
              <text:p text:style-name="P7">======</text:p>
              <text:p text:style-name="P7">ID#AAAARKuGpmQ</text:p>
              <text:p text:style-name="P7">tc={1C133A91-BB56-40CF-816B-F75F3DDA7CF2} <text:s text:c="3"/>(2021-11-24 15:08:41)</text:p>
              <text:p text:style-name="P7">[Comentario encadenado]</text:p>
              <text:p text:style-name="P7"/>
              <text:p text:style-name="P7"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 text:style-name="P7"/>
              <text:p text:style-name="P7">Comentario:</text:p>
              <text:p text:style-name="P7"><text:s text:c="4"/>En esta sección se registra el nombre del líder de área que aprueba el proyecto y se encarga de filtrar cada una de las iniciativas propuestas por su equipo de trabajo.</text:p>
            </office:annotation>
            <text:p>APROBACIÓN DEL GERENTE/JEFE DEL ÁREA</text:p>
          </table:table-cell>
          <table:table-cell table:style-name="ce4"/>
          <table:table-cell table:style-name="ce41" office:value-type="string" calcext:value-type="string">
            <text:p>Aprobado por…</text:p>
          </table:table-cell>
          <table:table-cell table:style-name="ce40" table:number-columns-repeated="7"/>
          <table:table-cell table:number-columns-repeated="15"/>
        </table:table-row>
        <table:table-row table:style-name="ro1">
          <table:table-cell table:style-name="ce5" table:number-columns-repeated="2"/>
          <table:table-cell table:style-name="ce40" table:number-columns-repeated="8"/>
          <table:table-cell table:number-columns-repeated="15"/>
        </table:table-row>
        <table:table-row table:style-name="ro3">
          <table:table-cell table:number-columns-repeated="3"/>
          <table:table-cell table:style-name="Default" table:number-columns-repeated="3"/>
          <table:table-cell table:number-columns-repeated="3"/>
          <table:table-cell>
            <draw:g draw:z-index="4" draw:name="Shape 2">
              <draw:g draw:name="Shape 79">
                <draw:custom-shape draw:name="Shape 4" draw:style-name="gr1" draw:text-style-name="P1" svg:width="6.658cm" svg:height="3.818cm" svg:x="0.23cm" svg:y="0.384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80">
                  <draw:custom-shape draw:name="Shape 81" draw:style-name="gr2" draw:text-style-name="P2" svg:width="6.658cm" svg:height="3.818cm" svg:x="0.23cm" svg:y="0.384cm">
                    <text:p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82" draw:style-name="gr3" draw:text-style-name="P2" svg:width="6.658cm" svg:height="3.818cm" draw:transform="rotate (-3.14159265358979) translate (6.889cm 4.203cm)">
                    <text:p/>
                    <draw:enhanced-geometry draw:mirror-horizontal="false" draw:mirror-vertical="false" draw:text-areas="0 0 ?f19 ?f22" svg:viewBox="0 0 0 0" draw:type="ooxml-rightArrowCallout" draw:modifiers="25000 25000 25000 77000" draw:enhanced-path="M 0 0 L ?f19 0 ?f19 ?f14 ?f18 ?f14 ?f18 ?f13 ?f21 ?f12 ?f18 ?f16 ?f18 ?f15 ?f19 ?f15 ?f19 ?f22 0 ?f22 Z N">
                      <draw:equation draw:name="f0" draw:formula="min(logwidth,logheight)"/>
                      <draw:equation draw:name="f1" draw:formula="50000*logheight/?f0 "/>
                      <draw:equation draw:name="f2" draw:formula="if(0-$1 ,0,if(?f1 -$1 ,$1 ,?f1 ))"/>
                      <draw:equation draw:name="f3" draw:formula="?f2 *2/1"/>
                      <draw:equation draw:name="f4" draw:formula="if(0-$0 ,0,if(?f3 -$0 ,$0 ,?f3 ))"/>
                      <draw:equation draw:name="f5" draw:formula="100000*logwidth/?f0 "/>
                      <draw:equation draw:name="f6" draw:formula="if(0-$2 ,0,if(?f5 -$2 ,$2 ,?f5 ))"/>
                      <draw:equation draw:name="f7" draw:formula="?f6 *?f0 /logwidth"/>
                      <draw:equation draw:name="f8" draw:formula="100000+0-?f7 "/>
                      <draw:equation draw:name="f9" draw:formula="if(0-$3 ,0,if(?f8 -$3 ,$3 ,?f8 ))"/>
                      <draw:equation draw:name="f10" draw:formula="?f0 *?f2 /100000"/>
                      <draw:equation draw:name="f11" draw:formula="?f0 *?f4 /200000"/>
                      <draw:equation draw:name="f12" draw:formula="logheight/2"/>
                      <draw:equation draw:name="f13" draw:formula="?f12 +0-?f10 "/>
                      <draw:equation draw:name="f14" draw:formula="?f12 +0-?f11 "/>
                      <draw:equation draw:name="f15" draw:formula="?f12 +?f11 -0"/>
                      <draw:equation draw:name="f16" draw:formula="?f12 +?f10 -0"/>
                      <draw:equation draw:name="f17" draw:formula="?f0 *?f6 /100000"/>
                      <draw:equation draw:name="f18" draw:formula="logwidth+0-?f17 "/>
                      <draw:equation draw:name="f19" draw:formula="logwidth*?f9 /100000"/>
                      <draw:equation draw:name="f20" draw:formula="?f19 *1/2"/>
                      <draw:equation draw:name="f21" draw:formula="logwidth"/>
                      <draw:equation draw:name="f22" draw:formula="logheight"/>
                      <draw:handle draw:handle-position="?f18 ?f14" draw:handle-range-y-maximum="?f3" draw:handle-range-y-minimum="0"/>
                      <draw:handle draw:handle-position="?f21 ?f13" draw:handle-range-y-maximum="?f1" draw:handle-range-y-minimum="0"/>
                      <draw:handle draw:handle-position="?f18 0" draw:handle-range-x-maximum="?f5" draw:handle-range-x-minimum="0"/>
                      <draw:handle draw:handle-position="?f19 ?f22" draw:handle-range-x-maximum="?f8" draw:handle-range-x-minimum="0"/>
                    </draw:enhanced-geometry>
                  </draw:custom-shape>
                  <draw:custom-shape draw:name="Shape 83" draw:style-name="gr4" draw:text-style-name="P4" svg:width="5.035cm" svg:height="3.576cm" svg:x="1.818cm" svg:y="0.53cm">
                    <text:p text:style-name="P3"><text:span text:style-name="T1">DEBE</text:span><text:span text:style-name="T2"> explicar:</text:span></text:p>
                    <text:p text:style-name="P3"><text:span text:style-name="T2">1.- ¿Por qué se requiere? </text:span></text:p>
                    <text:p text:style-name="P3"><text:span text:style-name="T2">2.- ¿Cuál es la </text:span><text:span text:style-name="T1">Situación Actual o dolor</text:span><text:span text:style-name="T2"> que se quiere mejorar o hacerlo de manera diferente?.</text:span></text:p>
                    <text:p text:style-name="P3"><text:span text:style-name="T2">3. ¿Cuál es la </text:span><text:span text:style-name="T1">Situación Deseada</text:span><text:span text:style-name="T2"> que se conseguirá al implementar este proyecto?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table:table-cell>
          <table:table-cell table:number-columns-repeated="15"/>
        </table:table-row>
        <table:table-row table:style-name="ro1">
          <table:table-cell table:style-name="ce6" office:value-type="string" calcext:value-type="string" table:number-columns-spanned="10" table:number-rows-spanned="1">
            <text:p>1.- Propósito del Proyecto</text:p>
          </table:table-cell>
          <table:covered-table-cell table:number-columns-repeated="8" table:style-name="ce27"/>
          <table:covered-table-cell table:style-name="ce29"/>
          <table:table-cell table:number-columns-repeated="15"/>
        </table:table-row>
        <table:table-row table:style-name="ro3">
          <table:table-cell table:style-name="ce7" office:value-type="string" calcext:value-type="string" table:number-columns-spanned="10" table:number-rows-spanned="8">
            <text:p><text:span text:style-name="T6">Objetivo:</text:span><text:span text:style-name="T7"> Identificar a los contribuyentes que no tienen documentación.</text:span></text:p>
            <text:p><text:span text:style-name="T6">Situación Actual: </text:span><text:span text:style-name="T7">Actualmente se emplea 3 bolsas de empleo y no hay la posibilidad de tener un contacto por un canal abierto con nuestros potenciales candidatos ygenerar base de datos de interesados para agilizar la actividad de reclutamiento.</text:span></text:p>
            <text:p><text:span text:style-name="T6">Situación Deseada:</text:span><text:span text:style-name="T7"> Portal que muestre visibilidad de la marca empleadora y a la propuesta de valor y branding.</text:span></text:p>
            <text:p><text:span text:style-name="T8">Tener una plataforma propia de reclutamiento "dirigido" mejora nuestro ecosistema digital y presencia. que acerca y fomenta una experiencia propia a los candidatos</text:span></text:p>
            <text:p><text:span text:style-name="T8"/></text:p>
          </table:table-cell>
          <table:covered-table-cell table:number-columns-repeated="9" table:style-name="ce28"/>
          <table:table-cell table:number-columns-repeated="15"/>
        </table:table-row>
        <table:table-row table:style-name="ro3">
          <table:covered-table-cell table:number-columns-repeated="10" table:style-name="ce8"/>
          <table:table-cell table:number-columns-repeated="15"/>
        </table:table-row>
        <table:table-row table:style-name="ro3">
          <table:covered-table-cell table:number-columns-repeated="10" table:style-name="ce8"/>
          <table:table-cell table:number-columns-repeated="15"/>
        </table:table-row>
        <table:table-row table:style-name="ro3">
          <table:covered-table-cell table:number-columns-repeated="10" table:style-name="ce8"/>
          <table:table-cell table:number-columns-repeated="15"/>
        </table:table-row>
        <table:table-row table:style-name="ro3">
          <table:covered-table-cell table:number-columns-repeated="10" table:style-name="ce8"/>
          <table:table-cell table:number-columns-repeated="15"/>
        </table:table-row>
        <table:table-row table:style-name="ro3">
          <table:covered-table-cell table:number-columns-repeated="10" table:style-name="ce8"/>
          <table:table-cell table:number-columns-repeated="15"/>
        </table:table-row>
        <table:table-row table:style-name="ro3">
          <table:covered-table-cell table:number-columns-repeated="10" table:style-name="ce8"/>
          <table:table-cell table:number-columns-repeated="15"/>
        </table:table-row>
        <table:table-row table:style-name="ro3">
          <table:covered-table-cell table:number-columns-repeated="10" table:style-name="ce8"/>
          <table:table-cell table:number-columns-repeated="15"/>
        </table:table-row>
        <table:table-row table:style-name="ro3">
          <table:table-cell table:number-columns-repeated="3"/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6" office:value-type="string" calcext:value-type="string" table:number-columns-spanned="10" table:number-rows-spanned="1">
            <text:p>2.- Descripción del Proyecto</text:p>
          </table:table-cell>
          <table:covered-table-cell table:number-columns-repeated="8" table:style-name="ce27"/>
          <table:covered-table-cell table:style-name="ce29">
            <draw:g draw:z-index="5" draw:name="Shape 2">
              <draw:g draw:name="Shape 84">
                <draw:custom-shape draw:name="Shape 4" draw:style-name="gr5" draw:text-style-name="P1" svg:width="6.634cm" svg:height="2.934cm" svg:x="0.276cm" svg:y="-0.002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85">
                  <draw:custom-shape draw:name="Shape 86" draw:style-name="gr6" draw:text-style-name="P2" svg:width="6.634cm" svg:height="2.934cm" svg:x="0.276cm" svg:y="-0.002cm">
                    <text:p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87" draw:style-name="gr7" draw:text-style-name="P2" svg:width="6.634cm" svg:height="2.934cm" draw:transform="rotate (-3.14159265358979) translate (6.911cm 2.933cm)">
                    <text:p/>
                    <draw:enhanced-geometry draw:mirror-horizontal="false" draw:mirror-vertical="false" draw:text-areas="0 0 ?f19 ?f22" svg:viewBox="0 0 0 0" draw:type="ooxml-rightArrowCallout" draw:modifiers="34903 32428 30777 77413" draw:enhanced-path="M 0 0 L ?f19 0 ?f19 ?f14 ?f18 ?f14 ?f18 ?f13 ?f21 ?f12 ?f18 ?f16 ?f18 ?f15 ?f19 ?f15 ?f19 ?f22 0 ?f22 Z N">
                      <draw:equation draw:name="f0" draw:formula="min(logwidth,logheight)"/>
                      <draw:equation draw:name="f1" draw:formula="50000*logheight/?f0 "/>
                      <draw:equation draw:name="f2" draw:formula="if(0-$1 ,0,if(?f1 -$1 ,$1 ,?f1 ))"/>
                      <draw:equation draw:name="f3" draw:formula="?f2 *2/1"/>
                      <draw:equation draw:name="f4" draw:formula="if(0-$0 ,0,if(?f3 -$0 ,$0 ,?f3 ))"/>
                      <draw:equation draw:name="f5" draw:formula="100000*logwidth/?f0 "/>
                      <draw:equation draw:name="f6" draw:formula="if(0-$2 ,0,if(?f5 -$2 ,$2 ,?f5 ))"/>
                      <draw:equation draw:name="f7" draw:formula="?f6 *?f0 /logwidth"/>
                      <draw:equation draw:name="f8" draw:formula="100000+0-?f7 "/>
                      <draw:equation draw:name="f9" draw:formula="if(0-$3 ,0,if(?f8 -$3 ,$3 ,?f8 ))"/>
                      <draw:equation draw:name="f10" draw:formula="?f0 *?f2 /100000"/>
                      <draw:equation draw:name="f11" draw:formula="?f0 *?f4 /200000"/>
                      <draw:equation draw:name="f12" draw:formula="logheight/2"/>
                      <draw:equation draw:name="f13" draw:formula="?f12 +0-?f10 "/>
                      <draw:equation draw:name="f14" draw:formula="?f12 +0-?f11 "/>
                      <draw:equation draw:name="f15" draw:formula="?f12 +?f11 -0"/>
                      <draw:equation draw:name="f16" draw:formula="?f12 +?f10 -0"/>
                      <draw:equation draw:name="f17" draw:formula="?f0 *?f6 /100000"/>
                      <draw:equation draw:name="f18" draw:formula="logwidth+0-?f17 "/>
                      <draw:equation draw:name="f19" draw:formula="logwidth*?f9 /100000"/>
                      <draw:equation draw:name="f20" draw:formula="?f19 *1/2"/>
                      <draw:equation draw:name="f21" draw:formula="logwidth"/>
                      <draw:equation draw:name="f22" draw:formula="logheight"/>
                      <draw:handle draw:handle-position="?f18 ?f14" draw:handle-range-y-maximum="?f3" draw:handle-range-y-minimum="0"/>
                      <draw:handle draw:handle-position="?f21 ?f13" draw:handle-range-y-maximum="?f1" draw:handle-range-y-minimum="0"/>
                      <draw:handle draw:handle-position="?f18 0" draw:handle-range-x-maximum="?f5" draw:handle-range-x-minimum="0"/>
                      <draw:handle draw:handle-position="?f19 ?f22" draw:handle-range-x-maximum="?f8" draw:handle-range-x-minimum="0"/>
                    </draw:enhanced-geometry>
                  </draw:custom-shape>
                  <draw:custom-shape draw:name="Shape 88" draw:style-name="gr8" draw:text-style-name="P4" svg:width="5.019cm" svg:height="2.748cm" svg:x="1.858cm" svg:y="0.066cm">
                    <text:p text:style-name="P3"><text:span text:style-name="T1">DEBE</text:span><text:span text:style-name="T2"> detallar el/los <text:s/>requerimiento(s) necesarios para alcanzar la </text:span><text:span text:style-name="T1">Situación Deseada</text:span><text:span text:style-name="T2">.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table:covered-table-cell>
          <table:table-cell table:number-columns-repeated="15"/>
        </table:table-row>
        <table:table-row table:style-name="ro3">
          <table:table-cell table:style-name="ce9" office:value-type="string" calcext:value-type="string" table:number-columns-spanned="9" table:number-rows-spanned="8">
            <text:p>Plataforma que permitirá desarrollar y gestionar una base de datos de candidatos en un repositorio digital de la universidad y generar reportes periódicos. Además mejorar el canal de comunicación mostrando los avances de su postulación y mejorando la imagen de marca.</text:p>
          </table:table-cell>
          <table:covered-table-cell table:number-columns-repeated="8" table:style-name="ce28"/>
          <table:table-cell table:number-columns-repeated="16"/>
        </table:table-row>
        <table:table-row table:style-name="ro3">
          <table:covered-table-cell table:number-columns-repeated="9" table:style-name="ce8"/>
          <table:table-cell table:number-columns-repeated="16"/>
        </table:table-row>
        <table:table-row table:style-name="ro3">
          <table:covered-table-cell table:number-columns-repeated="9" table:style-name="ce8"/>
          <table:table-cell table:number-columns-repeated="16"/>
        </table:table-row>
        <table:table-row table:style-name="ro3">
          <table:covered-table-cell table:number-columns-repeated="9" table:style-name="ce8"/>
          <table:table-cell table:number-columns-repeated="16"/>
        </table:table-row>
        <table:table-row table:style-name="ro3">
          <table:covered-table-cell table:number-columns-repeated="9" table:style-name="ce8"/>
          <table:table-cell table:number-columns-repeated="16"/>
        </table:table-row>
        <table:table-row table:style-name="ro3">
          <table:covered-table-cell table:number-columns-repeated="9" table:style-name="ce8"/>
          <table:table-cell table:number-columns-repeated="16"/>
        </table:table-row>
        <table:table-row table:style-name="ro3">
          <table:covered-table-cell table:number-columns-repeated="9" table:style-name="ce8"/>
          <table:table-cell table:number-columns-repeated="16"/>
        </table:table-row>
        <table:table-row table:style-name="ro3">
          <table:covered-table-cell table:number-columns-repeated="9" table:style-name="ce8"/>
          <table:table-cell>
            <draw:g draw:z-index="6" draw:name="Shape 2">
              <draw:g draw:name="Shape 89">
                <draw:custom-shape draw:name="Shape 4" draw:style-name="gr9" draw:text-style-name="P1" svg:width="6.476cm" svg:height="3.042cm" svg:x="0.768cm" svg:y="0.235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90">
                  <draw:custom-shape draw:name="Shape 91" draw:style-name="gr10" draw:text-style-name="P2" svg:width="6.476cm" svg:height="3.042cm" svg:x="0.768cm" svg:y="0.235cm">
                    <text:p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92" draw:style-name="gr11" draw:text-style-name="P2" svg:width="6.476cm" svg:height="3.041cm" draw:transform="rotate (-3.14159265358979) translate (7.245cm 3.277cm)">
                    <text:p/>
                    <draw:enhanced-geometry draw:mirror-horizontal="false" draw:mirror-vertical="false" draw:text-areas="0 0 ?f19 ?f22" svg:viewBox="0 0 0 0" draw:type="ooxml-rightArrowCallout" draw:modifiers="26557 29670 28892 77000" draw:enhanced-path="M 0 0 L ?f19 0 ?f19 ?f14 ?f18 ?f14 ?f18 ?f13 ?f21 ?f12 ?f18 ?f16 ?f18 ?f15 ?f19 ?f15 ?f19 ?f22 0 ?f22 Z N">
                      <draw:equation draw:name="f0" draw:formula="min(logwidth,logheight)"/>
                      <draw:equation draw:name="f1" draw:formula="50000*logheight/?f0 "/>
                      <draw:equation draw:name="f2" draw:formula="if(0-$1 ,0,if(?f1 -$1 ,$1 ,?f1 ))"/>
                      <draw:equation draw:name="f3" draw:formula="?f2 *2/1"/>
                      <draw:equation draw:name="f4" draw:formula="if(0-$0 ,0,if(?f3 -$0 ,$0 ,?f3 ))"/>
                      <draw:equation draw:name="f5" draw:formula="100000*logwidth/?f0 "/>
                      <draw:equation draw:name="f6" draw:formula="if(0-$2 ,0,if(?f5 -$2 ,$2 ,?f5 ))"/>
                      <draw:equation draw:name="f7" draw:formula="?f6 *?f0 /logwidth"/>
                      <draw:equation draw:name="f8" draw:formula="100000+0-?f7 "/>
                      <draw:equation draw:name="f9" draw:formula="if(0-$3 ,0,if(?f8 -$3 ,$3 ,?f8 ))"/>
                      <draw:equation draw:name="f10" draw:formula="?f0 *?f2 /100000"/>
                      <draw:equation draw:name="f11" draw:formula="?f0 *?f4 /200000"/>
                      <draw:equation draw:name="f12" draw:formula="logheight/2"/>
                      <draw:equation draw:name="f13" draw:formula="?f12 +0-?f10 "/>
                      <draw:equation draw:name="f14" draw:formula="?f12 +0-?f11 "/>
                      <draw:equation draw:name="f15" draw:formula="?f12 +?f11 -0"/>
                      <draw:equation draw:name="f16" draw:formula="?f12 +?f10 -0"/>
                      <draw:equation draw:name="f17" draw:formula="?f0 *?f6 /100000"/>
                      <draw:equation draw:name="f18" draw:formula="logwidth+0-?f17 "/>
                      <draw:equation draw:name="f19" draw:formula="logwidth*?f9 /100000"/>
                      <draw:equation draw:name="f20" draw:formula="?f19 *1/2"/>
                      <draw:equation draw:name="f21" draw:formula="logwidth"/>
                      <draw:equation draw:name="f22" draw:formula="logheight"/>
                      <draw:handle draw:handle-position="?f18 ?f14" draw:handle-range-y-maximum="?f3" draw:handle-range-y-minimum="0"/>
                      <draw:handle draw:handle-position="?f21 ?f13" draw:handle-range-y-maximum="?f1" draw:handle-range-y-minimum="0"/>
                      <draw:handle draw:handle-position="?f18 0" draw:handle-range-x-maximum="?f5" draw:handle-range-x-minimum="0"/>
                      <draw:handle draw:handle-position="?f19 ?f22" draw:handle-range-x-maximum="?f8" draw:handle-range-x-minimum="0"/>
                    </draw:enhanced-geometry>
                  </draw:custom-shape>
                  <draw:custom-shape draw:name="Shape 93" draw:style-name="gr12" draw:text-style-name="P4" svg:width="4.899cm" svg:height="2.848cm" svg:x="2.286cm" svg:y="0.274cm">
                    <text:p text:style-name="P3"><text:span text:style-name="T1">DEBE</text:span><text:span text:style-name="T2"> listar el/los producto(s) tangibles que se obtendrán con el proyecto?</text:span></text:p>
                    <text:p text:style-name="P3"><text:span text:style-name="T2">- Módulo ABC. </text:span></text:p>
                    <text:p text:style-name="P3"><text:span text:style-name="T2">- Reporte XYZ.</text:span></text:p>
                    <text:p text:style-name="P3"><text:span text:style-name="T2">- Proceso automático ABC</text:span></text:p>
                    <text:p text:style-name="P3"><text:span text:style-name="T2">- Etc.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table:table-cell>
          <table:table-cell table:number-columns-repeated="15"/>
        </table:table-row>
        <table:table-row table:style-name="ro1">
          <table:table-cell table:style-name="ce6" office:value-type="string" calcext:value-type="string" table:number-columns-spanned="10" table:number-rows-spanned="1">
            <text:p>3.- Entregables del Proyecto.</text:p>
          </table:table-cell>
          <table:covered-table-cell table:number-columns-repeated="8" table:style-name="ce27"/>
          <table:covered-table-cell table:style-name="ce29"/>
          <table:table-cell table:number-columns-repeated="15"/>
        </table:table-row>
        <table:table-row table:style-name="ro3" table:number-rows-repeated="2">
          <table:table-cell table:number-columns-repeated="3"/>
          <table:table-cell table:style-name="Default" table:number-columns-repeated="3"/>
          <table:table-cell table:number-columns-repeated="19"/>
        </table:table-row>
        <table:table-row table:style-name="ro3">
          <table:table-cell office:value-type="string" calcext:value-type="string">
            <text:p>Proceso automatizado de flujo de comunicación en el proceso: Mostrar barras de progreso del candidato o Tablas de clasificación para comunicar el avance de su </text:p>
          </table:table-cell>
          <table:table-cell table:number-columns-repeated="2"/>
          <table:table-cell table:style-name="Default" table:number-columns-repeated="3"/>
          <table:table-cell table:number-columns-repeated="19"/>
        </table:table-row>
        <table:table-row table:style-name="ro3">
          <table:table-cell office:value-type="string" calcext:value-type="string">
            <text:p>postulación, así como dejar un canal abierto para la comunicación con el candidato.</text:p>
          </table:table-cell>
          <table:table-cell table:number-columns-repeated="2"/>
          <table:table-cell table:style-name="Default" table:number-columns-repeated="3"/>
          <table:table-cell table:number-columns-repeated="19"/>
        </table:table-row>
        <table:table-row table:style-name="ro3">
          <table:table-cell office:value-type="string" calcext:value-type="string">
            <text:p>Uso del chatbot para generar marca empleadora y desarrollar la estrategia de Inbound Recruiting</text:p>
          </table:table-cell>
          <table:table-cell table:number-columns-repeated="2"/>
          <table:table-cell table:style-name="Default" table:number-columns-repeated="3"/>
          <table:table-cell table:number-columns-repeated="19"/>
        </table:table-row>
        <table:table-row table:style-name="ro3" table:number-rows-repeated="4">
          <table:table-cell table:number-columns-repeated="3"/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6" office:value-type="string" calcext:value-type="string" table:number-columns-spanned="10" table:number-rows-spanned="1">
            <text:p>4.- Indicadores área</text:p>
          </table:table-cell>
          <table:covered-table-cell table:number-columns-repeated="8" table:style-name="ce27"/>
          <table:covered-table-cell table:style-name="ce29">
            <draw:g draw:z-index="7" draw:name="Shape 2">
              <draw:g draw:name="Shape 94">
                <draw:custom-shape draw:name="Shape 4" draw:style-name="gr13" draw:text-style-name="P1" svg:width="7.97cm" svg:height="4.638cm" svg:x="0.677cm" svg:y="0.174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95">
                  <draw:custom-shape draw:name="Shape 96" draw:style-name="gr14" draw:text-style-name="P1" svg:width="7.97cm" svg:height="4.05cm" svg:x="0.677cm" svg:y="0.174cm">
                    <text:p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97" draw:style-name="gr15" draw:text-style-name="P2" svg:width="6.282cm" svg:height="4.638cm" draw:transform="rotate (-3.14159265358979) translate (6.96cm 4.812cm)">
                    <text:p/>
                    <draw:enhanced-geometry draw:mirror-horizontal="false" draw:mirror-vertical="false" draw:text-areas="0 0 ?f19 ?f22" svg:viewBox="0 0 0 0" draw:type="ooxml-rightArrowCallout" draw:modifiers="21869 25000 20304 77000" draw:enhanced-path="M 0 0 L ?f19 0 ?f19 ?f14 ?f18 ?f14 ?f18 ?f13 ?f21 ?f12 ?f18 ?f16 ?f18 ?f15 ?f19 ?f15 ?f19 ?f22 0 ?f22 Z N">
                      <draw:equation draw:name="f0" draw:formula="min(logwidth,logheight)"/>
                      <draw:equation draw:name="f1" draw:formula="50000*logheight/?f0 "/>
                      <draw:equation draw:name="f2" draw:formula="if(0-$1 ,0,if(?f1 -$1 ,$1 ,?f1 ))"/>
                      <draw:equation draw:name="f3" draw:formula="?f2 *2/1"/>
                      <draw:equation draw:name="f4" draw:formula="if(0-$0 ,0,if(?f3 -$0 ,$0 ,?f3 ))"/>
                      <draw:equation draw:name="f5" draw:formula="100000*logwidth/?f0 "/>
                      <draw:equation draw:name="f6" draw:formula="if(0-$2 ,0,if(?f5 -$2 ,$2 ,?f5 ))"/>
                      <draw:equation draw:name="f7" draw:formula="?f6 *?f0 /logwidth"/>
                      <draw:equation draw:name="f8" draw:formula="100000+0-?f7 "/>
                      <draw:equation draw:name="f9" draw:formula="if(0-$3 ,0,if(?f8 -$3 ,$3 ,?f8 ))"/>
                      <draw:equation draw:name="f10" draw:formula="?f0 *?f2 /100000"/>
                      <draw:equation draw:name="f11" draw:formula="?f0 *?f4 /200000"/>
                      <draw:equation draw:name="f12" draw:formula="logheight/2"/>
                      <draw:equation draw:name="f13" draw:formula="?f12 +0-?f10 "/>
                      <draw:equation draw:name="f14" draw:formula="?f12 +0-?f11 "/>
                      <draw:equation draw:name="f15" draw:formula="?f12 +?f11 -0"/>
                      <draw:equation draw:name="f16" draw:formula="?f12 +?f10 -0"/>
                      <draw:equation draw:name="f17" draw:formula="?f0 *?f6 /100000"/>
                      <draw:equation draw:name="f18" draw:formula="logwidth+0-?f17 "/>
                      <draw:equation draw:name="f19" draw:formula="logwidth*?f9 /100000"/>
                      <draw:equation draw:name="f20" draw:formula="?f19 *1/2"/>
                      <draw:equation draw:name="f21" draw:formula="logwidth"/>
                      <draw:equation draw:name="f22" draw:formula="logheight"/>
                      <draw:handle draw:handle-position="?f18 ?f14" draw:handle-range-y-maximum="?f3" draw:handle-range-y-minimum="0"/>
                      <draw:handle draw:handle-position="?f21 ?f13" draw:handle-range-y-maximum="?f1" draw:handle-range-y-minimum="0"/>
                      <draw:handle draw:handle-position="?f18 0" draw:handle-range-x-maximum="?f5" draw:handle-range-x-minimum="0"/>
                      <draw:handle draw:handle-position="?f19 ?f22" draw:handle-range-x-maximum="?f8" draw:handle-range-x-minimum="0"/>
                    </draw:enhanced-geometry>
                  </draw:custom-shape>
                  <draw:custom-shape draw:name="Shape 98" draw:style-name="gr16" draw:text-style-name="P4" svg:width="4.756cm" svg:height="4.571cm" svg:x="2.222cm" svg:y="0.193cm">
                    <text:p text:style-name="P3"><text:span text:style-name="T3">Como resultado del cambio </text:span><text:span text:style-name="T1">DEBE</text:span><text:span text:style-name="T2"> responder las siguiente preguntas:</text:span></text:p>
                    <text:p text:style-name="P3"><text:span text:style-name="T2">1.- ¿Qué indicador movemos, en cuanto? </text:span></text:p>
                    <text:p text:style-name="P3"><text:span text:style-name="T2">2.- ¿Qué dolor resolvemos con este proyecto en beneficio de <text:s/>nuestros estudiantes, docentes y/o colaboradores administrativo?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table:covered-table-cell>
          <table:table-cell table:number-columns-repeated="15"/>
        </table:table-row>
        <table:table-row table:style-name="ro3">
          <table:table-cell table:number-columns-repeated="3"/>
          <table:table-cell table:style-name="Default" table:number-columns-repeated="3"/>
          <table:table-cell table:number-columns-repeated="19"/>
        </table:table-row>
        <table:table-row table:style-name="ro3">
          <table:table-cell table:style-name="ce10" office:value-type="string" calcext:value-type="string" table:number-columns-spanned="3" table:number-rows-spanned="1">
            <text:p>Indicadores </text:p>
          </table:table-cell>
          <table:covered-table-cell table:style-name="ce27"/>
          <table:covered-table-cell table:style-name="ce29"/>
          <table:table-cell table:style-name="ce47" office:value-type="string" calcext:value-type="string" table:number-columns-spanned="5" table:number-rows-spanned="1">
            <text:p>Dolores</text:p>
          </table:table-cell>
          <table:covered-table-cell table:number-columns-repeated="3" table:style-name="ce28"/>
          <table:covered-table-cell table:style-name="ce58"/>
          <table:table-cell table:style-name="ce62" table:number-columns-repeated="17"/>
        </table:table-row>
        <table:table-row table:style-name="ro3">
          <table:table-cell table:style-name="ce11" office:value-type="string" calcext:value-type="string" table:number-columns-spanned="3" table:number-rows-spanned="1">
            <text:p>- Reducción de los costos de contratación.</text:p>
          </table:table-cell>
          <table:covered-table-cell table:style-name="ce27"/>
          <table:covered-table-cell table:style-name="ce29"/>
          <table:table-cell table:style-name="ce47" office:value-type="string" calcext:value-type="string" table:number-columns-spanned="5" table:number-rows-spanned="1">
            <text:p>Trabajo manual y no permite agilizar la operación </text:p>
          </table:table-cell>
          <table:covered-table-cell table:number-columns-repeated="3" table:style-name="ce28"/>
          <table:covered-table-cell table:style-name="ce58"/>
          <table:table-cell table:style-name="ce62" table:number-columns-repeated="17"/>
        </table:table-row>
        <table:table-row table:style-name="ro2">
          <table:table-cell table:style-name="ce11" office:value-type="string" calcext:value-type="string" table:number-columns-spanned="3" table:number-rows-spanned="1">
            <text:p>.- Tiempo de Comunicación con los candidatos</text:p>
          </table:table-cell>
          <table:covered-table-cell table:style-name="ce27"/>
          <table:covered-table-cell table:style-name="ce29"/>
          <table:table-cell table:style-name="ce47" office:value-type="string" calcext:value-type="string" table:number-columns-spanned="5" table:number-rows-spanned="1">
            <text:p>Muchos mensajes, correos solicitando información en tiempo real</text:p>
          </table:table-cell>
          <table:covered-table-cell table:number-columns-repeated="3" table:style-name="ce28"/>
          <table:covered-table-cell table:style-name="ce58"/>
          <table:table-cell table:style-name="ce62" table:number-columns-repeated="17"/>
        </table:table-row>
        <table:table-row table:style-name="ro2">
          <table:table-cell table:style-name="ce11" office:value-type="string" calcext:value-type="string" table:number-columns-spanned="3" table:number-rows-spanned="1">
            <text:p>.- Satisfacción de la experiencia del candidato</text:p>
          </table:table-cell>
          <table:covered-table-cell table:style-name="ce27"/>
          <table:covered-table-cell table:style-name="ce29"/>
          <table:table-cell table:style-name="ce47" office:value-type="string" calcext:value-type="string" table:number-columns-spanned="5" table:number-rows-spanned="1">
            <text:p>Muchos mensajes, correos solicitando información en tiempo real</text:p>
          </table:table-cell>
          <table:covered-table-cell table:number-columns-repeated="3" table:style-name="ce28"/>
          <table:covered-table-cell table:style-name="ce58"/>
          <table:table-cell table:style-name="ce62" table:number-columns-repeated="17"/>
        </table:table-row>
        <table:table-row table:style-name="ro3">
          <table:table-cell table:style-name="ce11" table:number-columns-spanned="3" table:number-rows-spanned="1"/>
          <table:covered-table-cell table:style-name="ce27"/>
          <table:covered-table-cell table:style-name="ce29"/>
          <table:table-cell table:style-name="ce10" table:number-columns-spanned="5" table:number-rows-spanned="1"/>
          <table:covered-table-cell table:number-columns-repeated="3" table:style-name="ce27"/>
          <table:covered-table-cell table:style-name="ce29"/>
          <table:table-cell table:number-columns-repeated="17"/>
        </table:table-row>
        <table:table-row table:style-name="ro3" table:number-rows-repeated="4">
          <table:table-cell table:number-columns-repeated="3"/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6" office:value-type="string" calcext:value-type="string" table:number-columns-spanned="10" table:number-rows-spanned="1">
            <text:p>5.- Indicadores Estratégicos</text:p>
          </table:table-cell>
          <table:covered-table-cell table:number-columns-repeated="8" table:style-name="ce27"/>
          <table:covered-table-cell table:style-name="ce29"/>
          <table:table-cell table:number-columns-repeated="15"/>
        </table:table-row>
        <table:table-row table:style-name="ro3" table:number-rows-repeated="2">
          <table:table-cell table:number-columns-repeated="3"/>
          <table:table-cell table:style-name="Default" table:number-columns-repeated="3"/>
          <table:table-cell table:number-columns-repeated="19"/>
        </table:table-row>
        <table:table-row table:style-name="ro4">
          <table:table-cell table:style-name="ce12" office:value-type="string" calcext:value-type="string" table:number-columns-spanned="2" table:number-rows-spanned="1">
            <text:p>IMPULSAR EL ACCESO A LA EDUCACIÓN SUPERIOR</text:p>
          </table:table-cell>
          <table:covered-table-cell table:style-name="ce29"/>
          <table:table-cell table:style-name="ce12" office:value-type="string" calcext:value-type="string" table:number-columns-spanned="2" table:number-rows-spanned="1">
            <text:p>DESARROLLAR UNA CULTURA ORGANIZACIONAL ORIENTADA A GENERAR VALOR A LAS PERSONAS</text:p>
          </table:table-cell>
          <table:covered-table-cell table:style-name="ce29"/>
          <table:table-cell table:style-name="ce12" office:value-type="string" calcext:value-type="string" table:number-columns-spanned="2" table:number-rows-spanned="1">
            <text:p>LIDERAR EL APRENDIZAJE BLENDED, HÍBRIDO Y FLEXIBLE</text:p>
          </table:table-cell>
          <table:covered-table-cell table:style-name="ce29"/>
          <table:table-cell table:style-name="ce12" office:value-type="string" calcext:value-type="string" table:number-columns-spanned="2" table:number-rows-spanned="1">
            <text:p>DESARROLLAR EL MEJOR ECOSISTEMA PARA EL PENSAMIENTO Y ACCIÓN EMPRENDEDORA</text:p>
          </table:table-cell>
          <table:covered-table-cell table:style-name="ce29"/>
          <table:table-cell>
            <draw:g draw:z-index="3" draw:name="Shape 2">
              <draw:g draw:name="Shape 74">
                <draw:custom-shape draw:name="Shape 4" draw:style-name="gr17" draw:text-style-name="P1" svg:width="4.936cm" svg:height="1.488cm" svg:x="1.265cm" svg:y="1.116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75">
                  <draw:custom-shape draw:name="Shape 76" draw:style-name="gr17" draw:text-style-name="P1" svg:width="4.936cm" svg:height="1.488cm" svg:x="1.265cm" svg:y="1.116cm">
                    <text:p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77" draw:style-name="gr18" draw:text-style-name="P2" svg:width="4.517cm" svg:height="1.488cm" draw:transform="rotate (-3.14159265358979) translate (5.783cm 2.605cm)">
                    <text:p/>
                    <draw:enhanced-geometry draw:mirror-horizontal="false" draw:mirror-vertical="false" draw:text-areas="0 0 ?f19 ?f22" svg:viewBox="0 0 0 0" draw:type="ooxml-rightArrowCallout" draw:modifiers="21120 25000 26513 84025" draw:enhanced-path="M 0 0 L ?f19 0 ?f19 ?f14 ?f18 ?f14 ?f18 ?f13 ?f21 ?f12 ?f18 ?f16 ?f18 ?f15 ?f19 ?f15 ?f19 ?f22 0 ?f22 Z N">
                      <draw:equation draw:name="f0" draw:formula="min(logwidth,logheight)"/>
                      <draw:equation draw:name="f1" draw:formula="50000*logheight/?f0 "/>
                      <draw:equation draw:name="f2" draw:formula="if(0-$1 ,0,if(?f1 -$1 ,$1 ,?f1 ))"/>
                      <draw:equation draw:name="f3" draw:formula="?f2 *2/1"/>
                      <draw:equation draw:name="f4" draw:formula="if(0-$0 ,0,if(?f3 -$0 ,$0 ,?f3 ))"/>
                      <draw:equation draw:name="f5" draw:formula="100000*logwidth/?f0 "/>
                      <draw:equation draw:name="f6" draw:formula="if(0-$2 ,0,if(?f5 -$2 ,$2 ,?f5 ))"/>
                      <draw:equation draw:name="f7" draw:formula="?f6 *?f0 /logwidth"/>
                      <draw:equation draw:name="f8" draw:formula="100000+0-?f7 "/>
                      <draw:equation draw:name="f9" draw:formula="if(0-$3 ,0,if(?f8 -$3 ,$3 ,?f8 ))"/>
                      <draw:equation draw:name="f10" draw:formula="?f0 *?f2 /100000"/>
                      <draw:equation draw:name="f11" draw:formula="?f0 *?f4 /200000"/>
                      <draw:equation draw:name="f12" draw:formula="logheight/2"/>
                      <draw:equation draw:name="f13" draw:formula="?f12 +0-?f10 "/>
                      <draw:equation draw:name="f14" draw:formula="?f12 +0-?f11 "/>
                      <draw:equation draw:name="f15" draw:formula="?f12 +?f11 -0"/>
                      <draw:equation draw:name="f16" draw:formula="?f12 +?f10 -0"/>
                      <draw:equation draw:name="f17" draw:formula="?f0 *?f6 /100000"/>
                      <draw:equation draw:name="f18" draw:formula="logwidth+0-?f17 "/>
                      <draw:equation draw:name="f19" draw:formula="logwidth*?f9 /100000"/>
                      <draw:equation draw:name="f20" draw:formula="?f19 *1/2"/>
                      <draw:equation draw:name="f21" draw:formula="logwidth"/>
                      <draw:equation draw:name="f22" draw:formula="logheight"/>
                      <draw:handle draw:handle-position="?f18 ?f14" draw:handle-range-y-maximum="?f3" draw:handle-range-y-minimum="0"/>
                      <draw:handle draw:handle-position="?f21 ?f13" draw:handle-range-y-maximum="?f1" draw:handle-range-y-minimum="0"/>
                      <draw:handle draw:handle-position="?f18 0" draw:handle-range-x-maximum="?f5" draw:handle-range-x-minimum="0"/>
                      <draw:handle draw:handle-position="?f19 ?f22" draw:handle-range-x-maximum="?f8" draw:handle-range-x-minimum="0"/>
                    </draw:enhanced-geometry>
                  </draw:custom-shape>
                  <draw:custom-shape draw:name="Shape 78" draw:style-name="gr19" draw:text-style-name="P6" svg:width="3.511cm" svg:height="1.253cm" svg:x="2.174cm" svg:y="1.186cm">
                    <text:p text:style-name="P5"><text:span text:style-name="T2">Selecciona uno o varios </text:span><text:span text:style-name="T1">Objetivos Estratégicos</text:span><text:span text:style-name="T2">.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table:table-cell>
          <table:table-cell table:number-columns-repeated="16"/>
        </table:table-row>
        <table:table-row table:style-name="ro5">
          <table:table-cell table:style-name="ce13" table:content-validation-name="val1" table:number-columns-spanned="2" table:number-rows-spanned="1"/>
          <table:covered-table-cell table:style-name="ce29"/>
          <table:table-cell table:style-name="ce13" table:content-validation-name="val3" office:value-type="string" calcext:value-type="string" table:number-columns-spanned="2" table:number-rows-spanned="1">
            <text:p>O.E.6 Impulsar el bienestar integral de las personas <text:s/></text:p>
          </table:table-cell>
          <table:covered-table-cell table:style-name="ce29"/>
          <table:table-cell table:style-name="ce13" table:content-validation-name="val5" office:value-type="string" calcext:value-type="string" table:number-columns-spanned="2" table:number-rows-spanned="1">
            <text:p>O.E.9 Potenciar el ecosistema digital para el aprendizaje y gestión del aprendizaje a lo largo de la vida - aprendizaje personalizado (Flexible) e híbrido <text:s text:c="3"/></text:p>
          </table:table-cell>
          <table:covered-table-cell table:style-name="ce29"/>
          <table:table-cell table:style-name="ce13" table:content-validation-name="val7" table:number-columns-spanned="2" table:number-rows-spanned="1"/>
          <table:covered-table-cell table:style-name="ce29"/>
          <table:table-cell>
            <draw:g draw:z-index="8" draw:name="Shape 2">
              <draw:g draw:name="Shape 99">
                <draw:custom-shape draw:name="Shape 4" draw:style-name="gr20" draw:text-style-name="P1" svg:width="7.97cm" svg:height="2.2cm" svg:x="0.813cm" svg:y="1.662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100">
                  <draw:custom-shape draw:name="Shape 101" draw:style-name="gr21" draw:text-style-name="P1" svg:width="7.764cm" svg:height="1.893cm" svg:x="0.904cm" svg:y="1.662cm">
                    <text:p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102" draw:style-name="gr22" draw:text-style-name="P2" svg:width="7.971cm" svg:height="2.12cm" draw:transform="rotate (-3.14159265358979) translate (8.784cm 3.863cm)">
                    <text:p/>
                    <draw:enhanced-geometry draw:mirror-horizontal="false" draw:mirror-vertical="false" draw:text-areas="0 0 ?f19 ?f22" svg:viewBox="0 0 0 0" draw:type="ooxml-rightArrowCallout" draw:modifiers="21120 27031 28596 84561" draw:enhanced-path="M 0 0 L ?f19 0 ?f19 ?f14 ?f18 ?f14 ?f18 ?f13 ?f21 ?f12 ?f18 ?f16 ?f18 ?f15 ?f19 ?f15 ?f19 ?f22 0 ?f22 Z N">
                      <draw:equation draw:name="f0" draw:formula="min(logwidth,logheight)"/>
                      <draw:equation draw:name="f1" draw:formula="50000*logheight/?f0 "/>
                      <draw:equation draw:name="f2" draw:formula="if(0-$1 ,0,if(?f1 -$1 ,$1 ,?f1 ))"/>
                      <draw:equation draw:name="f3" draw:formula="?f2 *2/1"/>
                      <draw:equation draw:name="f4" draw:formula="if(0-$0 ,0,if(?f3 -$0 ,$0 ,?f3 ))"/>
                      <draw:equation draw:name="f5" draw:formula="100000*logwidth/?f0 "/>
                      <draw:equation draw:name="f6" draw:formula="if(0-$2 ,0,if(?f5 -$2 ,$2 ,?f5 ))"/>
                      <draw:equation draw:name="f7" draw:formula="?f6 *?f0 /logwidth"/>
                      <draw:equation draw:name="f8" draw:formula="100000+0-?f7 "/>
                      <draw:equation draw:name="f9" draw:formula="if(0-$3 ,0,if(?f8 -$3 ,$3 ,?f8 ))"/>
                      <draw:equation draw:name="f10" draw:formula="?f0 *?f2 /100000"/>
                      <draw:equation draw:name="f11" draw:formula="?f0 *?f4 /200000"/>
                      <draw:equation draw:name="f12" draw:formula="logheight/2"/>
                      <draw:equation draw:name="f13" draw:formula="?f12 +0-?f10 "/>
                      <draw:equation draw:name="f14" draw:formula="?f12 +0-?f11 "/>
                      <draw:equation draw:name="f15" draw:formula="?f12 +?f11 -0"/>
                      <draw:equation draw:name="f16" draw:formula="?f12 +?f10 -0"/>
                      <draw:equation draw:name="f17" draw:formula="?f0 *?f6 /100000"/>
                      <draw:equation draw:name="f18" draw:formula="logwidth+0-?f17 "/>
                      <draw:equation draw:name="f19" draw:formula="logwidth*?f9 /100000"/>
                      <draw:equation draw:name="f20" draw:formula="?f19 *1/2"/>
                      <draw:equation draw:name="f21" draw:formula="logwidth"/>
                      <draw:equation draw:name="f22" draw:formula="logheight"/>
                      <draw:handle draw:handle-position="?f18 ?f14" draw:handle-range-y-maximum="?f3" draw:handle-range-y-minimum="0"/>
                      <draw:handle draw:handle-position="?f21 ?f13" draw:handle-range-y-maximum="?f1" draw:handle-range-y-minimum="0"/>
                      <draw:handle draw:handle-position="?f18 0" draw:handle-range-x-maximum="?f5" draw:handle-range-x-minimum="0"/>
                      <draw:handle draw:handle-position="?f19 ?f22" draw:handle-range-x-maximum="?f8" draw:handle-range-x-minimum="0"/>
                    </draw:enhanced-geometry>
                  </draw:custom-shape>
                  <draw:custom-shape draw:name="Shape 103" draw:style-name="gr23" draw:text-style-name="P6" svg:width="6.406cm" svg:height="1.854cm" svg:x="2.23cm" svg:y="1.837cm">
                    <text:p text:style-name="P5"><text:span text:style-name="T2">Selecciona los indicadores que impacta tu proyecto </text:span></text:p>
                    <text:p text:style-name="P5"><text:span text:style-name="T4">NOTA: Revisar la hoja "KPIs 2026" e identificar los indicadores que pertencen a cada Objetivo Estratégico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table:table-cell>
          <table:table-cell table:number-columns-repeated="16"/>
        </table:table-row>
        <table:table-row table:style-name="ro3">
          <table:table-cell table:style-name="ce13" table:content-validation-name="val2" table:number-columns-spanned="2" table:number-rows-spanned="1"/>
          <table:covered-table-cell table:style-name="ce29"/>
          <table:table-cell table:style-name="ce13" table:content-validation-name="val4" table:number-columns-spanned="2" table:number-rows-spanned="1"/>
          <table:covered-table-cell table:style-name="ce29"/>
          <table:table-cell table:style-name="ce13" table:content-validation-name="val6" table:number-columns-spanned="2" table:number-rows-spanned="1"/>
          <table:covered-table-cell table:style-name="ce29"/>
          <table:table-cell table:style-name="ce13" table:content-validation-name="val8" table:number-columns-spanned="2" table:number-rows-spanned="1"/>
          <table:covered-table-cell table:style-name="ce29"/>
          <table:table-cell table:number-columns-repeated="17"/>
        </table:table-row>
        <table:table-row table:style-name="ro3">
          <table:table-cell table:number-columns-repeated="3"/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6" office:value-type="string" calcext:value-type="string" table:number-columns-spanned="10" table:number-rows-spanned="1">
            <text:p><text:span text:style-name="T9">6.- Evaluación de la inversión </text:span><text:span text:style-name="T10">(Solo llenar los casillero de color BLANCO)</text:span></text:p>
          </table:table-cell>
          <table:covered-table-cell table:number-columns-repeated="8" table:style-name="ce27"/>
          <table:covered-table-cell table:style-name="ce29"/>
          <table:table-cell table:number-columns-repeated="15"/>
        </table:table-row>
        <table:table-row table:style-name="ro1">
          <table:table-cell table:style-name="ce14" table:number-columns-repeated="9"/>
          <table:table-cell table:number-columns-repeated="16"/>
        </table:table-row>
        <table:table-row table:style-name="ro1">
          <table:table-cell table:style-name="ce15" office:value-type="string" calcext:value-type="string">
            <text:p>Evaluar Ratio de Costo por Estudiante (A) o Flujo de Caja del Proyecto (B)</text:p>
          </table:table-cell>
          <table:table-cell table:style-name="ce14" table:number-columns-repeated="8"/>
          <table:table-cell table:number-columns-repeated="16"/>
        </table:table-row>
        <table:table-row table:style-name="ro1">
          <table:table-cell table:style-name="ce14" table:number-columns-repeated="9"/>
          <table:table-cell table:number-columns-repeated="16"/>
        </table:table-row>
        <table:table-row table:style-name="ro6">
          <table:table-cell table:style-name="ce16" office:value-type="string" calcext:value-type="string">
            <text:p>(A) Ratio de Costo por Estudiantes </text:p>
          </table:table-cell>
          <table:table-cell table:style-name="ce30" table:number-columns-spanned="2" table:number-rows-spanned="1"/>
          <table:covered-table-cell table:style-name="ce29"/>
          <table:table-cell table:style-name="ce14"/>
          <table:table-cell table:style-name="ce14">
            <draw:g draw:z-index="12" draw:name="Shape 2">
              <draw:g draw:name="Shape 119">
                <draw:custom-shape draw:name="Shape 4" draw:style-name="gr24" draw:text-style-name="P1" svg:width="8.446cm" svg:height="1.639cm" svg:x="0.949cm" svg:y="0.357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120">
                  <draw:custom-shape draw:name="Shape 121" draw:style-name="gr25" draw:text-style-name="P2" svg:width="8.446cm" svg:height="1.639cm" svg:x="0.949cm" svg:y="0.357cm">
                    <text:p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122" draw:style-name="gr26" draw:text-style-name="P2" svg:width="8.446cm" svg:height="1.593cm" draw:transform="rotate (-3.14159265358979) translate (9.396cm 1.955cm)">
                    <text:p/>
                    <draw:enhanced-geometry draw:mirror-horizontal="false" draw:mirror-vertical="false" draw:text-areas="0 0 ?f19 ?f22" svg:viewBox="0 0 0 0" draw:type="ooxml-rightArrowCallout" draw:modifiers="21120 23386 59932 77477" draw:enhanced-path="M 0 0 L ?f19 0 ?f19 ?f14 ?f18 ?f14 ?f18 ?f13 ?f21 ?f12 ?f18 ?f16 ?f18 ?f15 ?f19 ?f15 ?f19 ?f22 0 ?f22 Z N">
                      <draw:equation draw:name="f0" draw:formula="min(logwidth,logheight)"/>
                      <draw:equation draw:name="f1" draw:formula="50000*logheight/?f0 "/>
                      <draw:equation draw:name="f2" draw:formula="if(0-$1 ,0,if(?f1 -$1 ,$1 ,?f1 ))"/>
                      <draw:equation draw:name="f3" draw:formula="?f2 *2/1"/>
                      <draw:equation draw:name="f4" draw:formula="if(0-$0 ,0,if(?f3 -$0 ,$0 ,?f3 ))"/>
                      <draw:equation draw:name="f5" draw:formula="100000*logwidth/?f0 "/>
                      <draw:equation draw:name="f6" draw:formula="if(0-$2 ,0,if(?f5 -$2 ,$2 ,?f5 ))"/>
                      <draw:equation draw:name="f7" draw:formula="?f6 *?f0 /logwidth"/>
                      <draw:equation draw:name="f8" draw:formula="100000+0-?f7 "/>
                      <draw:equation draw:name="f9" draw:formula="if(0-$3 ,0,if(?f8 -$3 ,$3 ,?f8 ))"/>
                      <draw:equation draw:name="f10" draw:formula="?f0 *?f2 /100000"/>
                      <draw:equation draw:name="f11" draw:formula="?f0 *?f4 /200000"/>
                      <draw:equation draw:name="f12" draw:formula="logheight/2"/>
                      <draw:equation draw:name="f13" draw:formula="?f12 +0-?f10 "/>
                      <draw:equation draw:name="f14" draw:formula="?f12 +0-?f11 "/>
                      <draw:equation draw:name="f15" draw:formula="?f12 +?f11 -0"/>
                      <draw:equation draw:name="f16" draw:formula="?f12 +?f10 -0"/>
                      <draw:equation draw:name="f17" draw:formula="?f0 *?f6 /100000"/>
                      <draw:equation draw:name="f18" draw:formula="logwidth+0-?f17 "/>
                      <draw:equation draw:name="f19" draw:formula="logwidth*?f9 /100000"/>
                      <draw:equation draw:name="f20" draw:formula="?f19 *1/2"/>
                      <draw:equation draw:name="f21" draw:formula="logwidth"/>
                      <draw:equation draw:name="f22" draw:formula="logheight"/>
                      <draw:handle draw:handle-position="?f18 ?f14" draw:handle-range-y-maximum="?f3" draw:handle-range-y-minimum="0"/>
                      <draw:handle draw:handle-position="?f21 ?f13" draw:handle-range-y-maximum="?f1" draw:handle-range-y-minimum="0"/>
                      <draw:handle draw:handle-position="?f18 0" draw:handle-range-x-maximum="?f5" draw:handle-range-x-minimum="0"/>
                      <draw:handle draw:handle-position="?f19 ?f22" draw:handle-range-x-maximum="?f8" draw:handle-range-x-minimum="0"/>
                    </draw:enhanced-geometry>
                  </draw:custom-shape>
                  <draw:custom-shape draw:name="Shape 123" draw:style-name="gr27" draw:text-style-name="P6" svg:width="6.131cm" svg:height="1.276cm" svg:x="3.014cm" svg:y="0.534cm">
                    <text:p text:style-name="P5"><text:span text:style-name="T2">Costo del Proyecto / Número de estudiantes Beneficiarios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table:table-cell>
          <table:table-cell table:style-name="ce14" table:number-columns-repeated="4"/>
          <table:table-cell table:number-columns-repeated="16"/>
        </table:table-row>
        <table:table-row table:style-name="ro1" table:number-rows-repeated="3">
          <table:table-cell table:style-name="ce14" table:number-columns-repeated="9"/>
          <table:table-cell table:number-columns-repeated="16"/>
        </table:table-row>
        <table:table-row table:style-name="ro1">
          <table:table-cell table:style-name="ce17" office:value-type="string" calcext:value-type="string" table:number-columns-spanned="6" table:number-rows-spanned="1">
            <text:p>(B) Flujo de Caja del Proyecto</text:p>
          </table:table-cell>
          <table:covered-table-cell table:number-columns-repeated="4" table:style-name="ce31"/>
          <table:covered-table-cell table:style-name="ce50"/>
          <table:table-cell table:style-name="ce51" office:value-type="string" calcext:value-type="string">
            <text:p>Año 0</text:p>
          </table:table-cell>
          <table:table-cell table:style-name="ce59" office:value-type="string" calcext:value-type="string">
            <text:p>Año 1</text:p>
          </table:table-cell>
          <table:table-cell table:style-name="ce59" office:value-type="string" calcext:value-type="string">
            <text:p>Año 2</text:p>
          </table:table-cell>
          <table:table-cell table:style-name="ce59" office:value-type="string" calcext:value-type="string">
            <text:p>Año 3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 table:number-columns-spanned="1" table:number-rows-spanned="7">
            <text:p>Ingresos Proyectados</text:p>
          </table:table-cell>
          <table:table-cell table:style-name="ce32" office:value-type="string" calcext:value-type="string" table:number-columns-spanned="5" table:number-rows-spanned="1">
            <text:p>1. Ahorro de horas y dinero en reclutamiento</text:p>
          </table:table-cell>
          <table:covered-table-cell table:style-name="ce35"/>
          <table:covered-table-cell table:number-columns-repeated="3"/>
          <table:table-cell table:style-name="ce52" table:number-columns-spanned="1" table:number-rows-spanned="6"/>
          <table:table-cell table:style-name="ce60" office:value-type="float" office:value="400" calcext:value-type="float">
            <text:p>S/400.00</text:p>
          </table:table-cell>
          <table:table-cell table:style-name="ce63" office:value-type="float" office:value="1050" calcext:value-type="float">
            <text:p>S/1,050.00</text:p>
          </table:table-cell>
          <table:table-cell table:style-name="ce63" office:value-type="float" office:value="1000" calcext:value-type="float">
            <text:p>S/1,000.00</text:p>
          </table:table-cell>
          <table:table-cell>
            <draw:g draw:z-index="11" draw:name="Shape 2">
              <draw:g draw:name="Shape 114">
                <draw:custom-shape draw:name="Shape 4" draw:style-name="gr28" draw:text-style-name="P1" svg:width="5.683cm" svg:height="2.805cm" svg:x="0.262cm" svg:y="0.186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115">
                  <draw:custom-shape draw:name="Shape 116" draw:style-name="gr29" draw:text-style-name="P2" svg:width="5.683cm" svg:height="1.994cm" svg:x="0.262cm" svg:y="0.996cm">
                    <text:p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117" draw:style-name="gr30" draw:text-style-name="P2" svg:width="4.973cm" svg:height="2.518cm" draw:transform="rotate (-3.14159265358979) translate (5.236cm 2.705cm)">
                    <text:p/>
                    <draw:enhanced-geometry draw:mirror-horizontal="false" draw:mirror-vertical="false" draw:text-areas="0 0 ?f19 ?f22" svg:viewBox="0 0 0 0" draw:type="ooxml-rightArrowCallout" draw:modifiers="21120 23386 11744 89820" draw:enhanced-path="M 0 0 L ?f19 0 ?f19 ?f14 ?f18 ?f14 ?f18 ?f13 ?f21 ?f12 ?f18 ?f16 ?f18 ?f15 ?f19 ?f15 ?f19 ?f22 0 ?f22 Z N">
                      <draw:equation draw:name="f0" draw:formula="min(logwidth,logheight)"/>
                      <draw:equation draw:name="f1" draw:formula="50000*logheight/?f0 "/>
                      <draw:equation draw:name="f2" draw:formula="if(0-$1 ,0,if(?f1 -$1 ,$1 ,?f1 ))"/>
                      <draw:equation draw:name="f3" draw:formula="?f2 *2/1"/>
                      <draw:equation draw:name="f4" draw:formula="if(0-$0 ,0,if(?f3 -$0 ,$0 ,?f3 ))"/>
                      <draw:equation draw:name="f5" draw:formula="100000*logwidth/?f0 "/>
                      <draw:equation draw:name="f6" draw:formula="if(0-$2 ,0,if(?f5 -$2 ,$2 ,?f5 ))"/>
                      <draw:equation draw:name="f7" draw:formula="?f6 *?f0 /logwidth"/>
                      <draw:equation draw:name="f8" draw:formula="100000+0-?f7 "/>
                      <draw:equation draw:name="f9" draw:formula="if(0-$3 ,0,if(?f8 -$3 ,$3 ,?f8 ))"/>
                      <draw:equation draw:name="f10" draw:formula="?f0 *?f2 /100000"/>
                      <draw:equation draw:name="f11" draw:formula="?f0 *?f4 /200000"/>
                      <draw:equation draw:name="f12" draw:formula="logheight/2"/>
                      <draw:equation draw:name="f13" draw:formula="?f12 +0-?f10 "/>
                      <draw:equation draw:name="f14" draw:formula="?f12 +0-?f11 "/>
                      <draw:equation draw:name="f15" draw:formula="?f12 +?f11 -0"/>
                      <draw:equation draw:name="f16" draw:formula="?f12 +?f10 -0"/>
                      <draw:equation draw:name="f17" draw:formula="?f0 *?f6 /100000"/>
                      <draw:equation draw:name="f18" draw:formula="logwidth+0-?f17 "/>
                      <draw:equation draw:name="f19" draw:formula="logwidth*?f9 /100000"/>
                      <draw:equation draw:name="f20" draw:formula="?f19 *1/2"/>
                      <draw:equation draw:name="f21" draw:formula="logwidth"/>
                      <draw:equation draw:name="f22" draw:formula="logheight"/>
                      <draw:handle draw:handle-position="?f18 ?f14" draw:handle-range-y-maximum="?f3" draw:handle-range-y-minimum="0"/>
                      <draw:handle draw:handle-position="?f21 ?f13" draw:handle-range-y-maximum="?f1" draw:handle-range-y-minimum="0"/>
                      <draw:handle draw:handle-position="?f18 0" draw:handle-range-x-maximum="?f5" draw:handle-range-x-minimum="0"/>
                      <draw:handle draw:handle-position="?f19 ?f22" draw:handle-range-x-maximum="?f8" draw:handle-range-x-minimum="0"/>
                    </draw:enhanced-geometry>
                  </draw:custom-shape>
                  <draw:custom-shape draw:name="Shape 118" draw:style-name="gr31" draw:text-style-name="P6" svg:width="4.215cm" svg:height="2.361cm" svg:x="0.933cm" svg:y="0.309cm">
                    <text:p text:style-name="P5"><text:span text:style-name="T2">Identificar los ahorros o ingresos que se obtendrán con la implementación del proyecto en los 3 primeros años. </text:span><text:span text:style-name="T1">Los montos serán una proyección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table:table-cell>
          <table:table-cell table:number-columns-repeated="14"/>
        </table:table-row>
        <table:table-row table:style-name="ro1">
          <table:covered-table-cell table:style-name="ce19"/>
          <table:table-cell table:style-name="ce32" table:number-columns-spanned="5" table:number-rows-spanned="1"/>
          <table:covered-table-cell table:style-name="ce35"/>
          <table:covered-table-cell table:number-columns-repeated="3"/>
          <table:covered-table-cell table:style-name="ce26"/>
          <table:table-cell table:style-name="ce60" office:value-type="float" office:value="60" calcext:value-type="float">
            <text:p>S/60.00</text:p>
          </table:table-cell>
          <table:table-cell table:style-name="ce63" office:value-type="float" office:value="50" calcext:value-type="float">
            <text:p>S/50.00</text:p>
          </table:table-cell>
          <table:table-cell table:style-name="ce63" office:value-type="float" office:value="300" calcext:value-type="float">
            <text:p>S/300.00</text:p>
          </table:table-cell>
          <table:table-cell table:number-columns-repeated="15"/>
        </table:table-row>
        <table:table-row table:style-name="ro1">
          <table:covered-table-cell table:style-name="ce19"/>
          <table:table-cell table:style-name="ce32" table:number-columns-spanned="5" table:number-rows-spanned="1"/>
          <table:covered-table-cell table:style-name="ce35"/>
          <table:covered-table-cell table:number-columns-repeated="3"/>
          <table:covered-table-cell table:style-name="ce26"/>
          <table:table-cell table:style-name="ce60" office:value-type="float" office:value="3" calcext:value-type="float">
            <text:p>S/3.00</text:p>
          </table:table-cell>
          <table:table-cell table:style-name="ce63" office:value-type="float" office:value="0" calcext:value-type="float">
            <text:p>S/0.00</text:p>
          </table:table-cell>
          <table:table-cell table:style-name="ce63" office:value-type="float" office:value="49" calcext:value-type="float">
            <text:p>S/49.00</text:p>
          </table:table-cell>
          <table:table-cell table:number-columns-repeated="15"/>
        </table:table-row>
        <table:table-row table:style-name="ro1">
          <table:covered-table-cell table:style-name="ce19"/>
          <table:table-cell table:style-name="ce32" office:value-type="float" office:value="4" calcext:value-type="float" table:number-columns-spanned="5" table:number-rows-spanned="1">
            <text:p>4</text:p>
          </table:table-cell>
          <table:covered-table-cell table:style-name="ce35"/>
          <table:covered-table-cell table:number-columns-repeated="3"/>
          <table:covered-table-cell table:style-name="ce26"/>
          <table:table-cell table:style-name="ce60" office:value-type="float" office:value="0" calcext:value-type="float">
            <text:p>S/0.00</text:p>
          </table:table-cell>
          <table:table-cell table:number-columns-repeated="2" table:style-name="ce63" office:value-type="float" office:value="0" calcext:value-type="float">
            <text:p>S/0.00</text:p>
          </table:table-cell>
          <table:table-cell table:number-columns-repeated="15"/>
        </table:table-row>
        <table:table-row table:style-name="ro1">
          <table:covered-table-cell table:style-name="ce19"/>
          <table:table-cell table:style-name="ce32" office:value-type="float" office:value="5" calcext:value-type="float" table:number-columns-spanned="5" table:number-rows-spanned="1">
            <text:p>5</text:p>
          </table:table-cell>
          <table:covered-table-cell table:style-name="ce35"/>
          <table:covered-table-cell table:number-columns-repeated="3"/>
          <table:covered-table-cell table:style-name="ce26"/>
          <table:table-cell table:style-name="ce60" office:value-type="float" office:value="0" calcext:value-type="float">
            <text:p>S/0.00</text:p>
          </table:table-cell>
          <table:table-cell table:number-columns-repeated="2" table:style-name="ce63" office:value-type="float" office:value="0" calcext:value-type="float">
            <text:p>S/0.00</text:p>
          </table:table-cell>
          <table:table-cell table:number-columns-repeated="15"/>
        </table:table-row>
        <table:table-row table:style-name="ro1">
          <table:covered-table-cell table:style-name="ce19"/>
          <table:table-cell table:style-name="ce32" office:value-type="float" office:value="6" calcext:value-type="float" table:number-columns-spanned="5" table:number-rows-spanned="1">
            <text:p>6</text:p>
          </table:table-cell>
          <table:covered-table-cell table:style-name="ce35"/>
          <table:covered-table-cell table:number-columns-repeated="3"/>
          <table:covered-table-cell table:style-name="ce26"/>
          <table:table-cell table:style-name="ce60" office:value-type="float" office:value="0" calcext:value-type="float">
            <text:p>S/0.00</text:p>
          </table:table-cell>
          <table:table-cell table:number-columns-repeated="2" table:style-name="ce63" office:value-type="float" office:value="0" calcext:value-type="float">
            <text:p>S/0.00</text:p>
          </table:table-cell>
          <table:table-cell table:number-columns-repeated="15"/>
        </table:table-row>
        <table:table-row table:style-name="ro1">
          <table:covered-table-cell table:style-name="ce20"/>
          <table:table-cell table:style-name="ce33" office:value-type="string" calcext:value-type="string" table:number-columns-spanned="5" table:number-rows-spanned="1">
            <text:p>Total de Ingresos</text:p>
          </table:table-cell>
          <table:covered-table-cell table:style-name="ce35"/>
          <table:covered-table-cell table:number-columns-repeated="3"/>
          <table:table-cell table:style-name="ce53"/>
          <table:table-cell table:style-name="ce56" table:formula="of:=SUM([.H64:.H69])" office:value-type="float" office:value="463" calcext:value-type="float">
            <text:p>S/463.00</text:p>
          </table:table-cell>
          <table:table-cell table:style-name="ce56" table:formula="of:=SUM([.I64:.I69])" office:value-type="float" office:value="1100" calcext:value-type="float">
            <text:p>S/1,100.00</text:p>
          </table:table-cell>
          <table:table-cell table:style-name="ce56" table:formula="of:=SUM([.J64:.J69])" office:value-type="float" office:value="1349" calcext:value-type="float">
            <text:p>S/1,349.00</text:p>
          </table:table-cell>
          <table:table-cell>
            <draw:g draw:z-index="10" draw:name="Shape 2">
              <draw:g draw:name="Shape 109">
                <draw:custom-shape draw:name="Shape 4" draw:style-name="gr32" draw:text-style-name="P1" svg:width="5.661cm" svg:height="2.762cm" svg:x="0.307cm" svg:y="0.35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110">
                  <draw:custom-shape draw:name="Shape 111" draw:style-name="gr33" draw:text-style-name="P2" svg:width="5.596cm" svg:height="1.359cm" svg:x="0.372cm" svg:y="0.982cm">
                    <text:p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112" draw:style-name="gr34" draw:text-style-name="P2" svg:width="5.038cm" svg:height="2.762cm" draw:transform="rotate (-3.14159265358979) translate (5.346cm 3.112cm)">
                    <text:p/>
                    <draw:enhanced-geometry draw:mirror-horizontal="false" draw:mirror-vertical="false" draw:text-areas="0 0 ?f19 ?f22" svg:viewBox="0 0 0 0" draw:type="ooxml-rightArrowCallout" draw:modifiers="21419 29368 15112 88448" draw:enhanced-path="M 0 0 L ?f19 0 ?f19 ?f14 ?f18 ?f14 ?f18 ?f13 ?f21 ?f12 ?f18 ?f16 ?f18 ?f15 ?f19 ?f15 ?f19 ?f22 0 ?f22 Z N">
                      <draw:equation draw:name="f0" draw:formula="min(logwidth,logheight)"/>
                      <draw:equation draw:name="f1" draw:formula="50000*logheight/?f0 "/>
                      <draw:equation draw:name="f2" draw:formula="if(0-$1 ,0,if(?f1 -$1 ,$1 ,?f1 ))"/>
                      <draw:equation draw:name="f3" draw:formula="?f2 *2/1"/>
                      <draw:equation draw:name="f4" draw:formula="if(0-$0 ,0,if(?f3 -$0 ,$0 ,?f3 ))"/>
                      <draw:equation draw:name="f5" draw:formula="100000*logwidth/?f0 "/>
                      <draw:equation draw:name="f6" draw:formula="if(0-$2 ,0,if(?f5 -$2 ,$2 ,?f5 ))"/>
                      <draw:equation draw:name="f7" draw:formula="?f6 *?f0 /logwidth"/>
                      <draw:equation draw:name="f8" draw:formula="100000+0-?f7 "/>
                      <draw:equation draw:name="f9" draw:formula="if(0-$3 ,0,if(?f8 -$3 ,$3 ,?f8 ))"/>
                      <draw:equation draw:name="f10" draw:formula="?f0 *?f2 /100000"/>
                      <draw:equation draw:name="f11" draw:formula="?f0 *?f4 /200000"/>
                      <draw:equation draw:name="f12" draw:formula="logheight/2"/>
                      <draw:equation draw:name="f13" draw:formula="?f12 +0-?f10 "/>
                      <draw:equation draw:name="f14" draw:formula="?f12 +0-?f11 "/>
                      <draw:equation draw:name="f15" draw:formula="?f12 +?f11 -0"/>
                      <draw:equation draw:name="f16" draw:formula="?f12 +?f10 -0"/>
                      <draw:equation draw:name="f17" draw:formula="?f0 *?f6 /100000"/>
                      <draw:equation draw:name="f18" draw:formula="logwidth+0-?f17 "/>
                      <draw:equation draw:name="f19" draw:formula="logwidth*?f9 /100000"/>
                      <draw:equation draw:name="f20" draw:formula="?f19 *1/2"/>
                      <draw:equation draw:name="f21" draw:formula="logwidth"/>
                      <draw:equation draw:name="f22" draw:formula="logheight"/>
                      <draw:handle draw:handle-position="?f18 ?f14" draw:handle-range-y-maximum="?f3" draw:handle-range-y-minimum="0"/>
                      <draw:handle draw:handle-position="?f21 ?f13" draw:handle-range-y-maximum="?f1" draw:handle-range-y-minimum="0"/>
                      <draw:handle draw:handle-position="?f18 0" draw:handle-range-x-maximum="?f5" draw:handle-range-x-minimum="0"/>
                      <draw:handle draw:handle-position="?f19 ?f22" draw:handle-range-x-maximum="?f8" draw:handle-range-x-minimum="0"/>
                    </draw:enhanced-geometry>
                  </draw:custom-shape>
                  <draw:custom-shape draw:name="Shape 113" draw:style-name="gr35" draw:text-style-name="P6" svg:width="4.167cm" svg:height="2.492cm" svg:x="1.048cm" svg:y="0.437cm">
                    <text:p text:style-name="P5"><text:span text:style-name="T2">Gastos cuando el proyecto este en la operación durante los 3 primero años. </text:span><text:span text:style-name="T1">Hacer una proyección. </text:span><text:span text:style-name="T5">Llenarlo en el caso que tuvieran los montos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table:table-cell>
          <table:table-cell table:number-columns-repeated="14"/>
        </table:table-row>
        <table:table-row table:style-name="ro1">
          <table:table-cell table:style-name="ce18" office:value-type="string" calcext:value-type="string" table:number-columns-spanned="1" table:number-rows-spanned="7">
            <text:p>Egresos Proyectados (OPEX)</text:p>
          </table:table-cell>
          <table:table-cell table:style-name="ce34" office:value-type="string" calcext:value-type="string" table:number-columns-spanned="5" table:number-rows-spanned="1">
            <text:p>1. Licencias de Software XYZ</text:p>
          </table:table-cell>
          <table:covered-table-cell table:style-name="ce35"/>
          <table:covered-table-cell table:number-columns-repeated="3"/>
          <table:table-cell table:style-name="ce52" table:number-columns-spanned="1" table:number-rows-spanned="6"/>
          <table:table-cell table:style-name="ce60" office:value-type="float" office:value="35" calcext:value-type="float">
            <text:p>S/35.00</text:p>
          </table:table-cell>
          <table:table-cell table:style-name="ce63" office:value-type="float" office:value="102" calcext:value-type="float">
            <text:p>S/102.00</text:p>
          </table:table-cell>
          <table:table-cell table:style-name="ce63" office:value-type="float" office:value="133" calcext:value-type="float">
            <text:p>S/133.00</text:p>
          </table:table-cell>
          <table:table-cell table:number-columns-repeated="15"/>
        </table:table-row>
        <table:table-row table:style-name="ro1">
          <table:covered-table-cell table:style-name="ce19"/>
          <table:table-cell table:style-name="ce34" office:value-type="string" calcext:value-type="string" table:number-columns-spanned="5" table:number-rows-spanned="1">
            <text:p>2. Salarios de personal operativo producto de la operación del proyecto</text:p>
          </table:table-cell>
          <table:covered-table-cell table:style-name="ce35"/>
          <table:covered-table-cell table:number-columns-repeated="3"/>
          <table:covered-table-cell table:style-name="ce26"/>
          <table:table-cell table:style-name="ce60" office:value-type="float" office:value="0" calcext:value-type="float">
            <text:p>S/0.00</text:p>
          </table:table-cell>
          <table:table-cell table:number-columns-repeated="2" table:style-name="ce63" office:value-type="float" office:value="0" calcext:value-type="float">
            <text:p>S/0.00</text:p>
          </table:table-cell>
          <table:table-cell table:number-columns-repeated="15"/>
        </table:table-row>
        <table:table-row table:style-name="ro1">
          <table:covered-table-cell table:style-name="ce19"/>
          <table:table-cell table:style-name="ce34" office:value-type="float" office:value="3" calcext:value-type="float" table:number-columns-spanned="5" table:number-rows-spanned="1">
            <text:p>3</text:p>
          </table:table-cell>
          <table:covered-table-cell table:style-name="ce35"/>
          <table:covered-table-cell table:number-columns-repeated="3"/>
          <table:covered-table-cell table:style-name="ce26"/>
          <table:table-cell table:style-name="ce60" office:value-type="float" office:value="0" calcext:value-type="float">
            <text:p>S/0.00</text:p>
          </table:table-cell>
          <table:table-cell table:number-columns-repeated="2" table:style-name="ce63" office:value-type="float" office:value="0" calcext:value-type="float">
            <text:p>S/0.00</text:p>
          </table:table-cell>
          <table:table-cell table:number-columns-repeated="15"/>
        </table:table-row>
        <table:table-row table:style-name="ro1">
          <table:covered-table-cell table:style-name="ce19"/>
          <table:table-cell table:style-name="ce34" office:value-type="float" office:value="4" calcext:value-type="float" table:number-columns-spanned="5" table:number-rows-spanned="1">
            <text:p>4</text:p>
          </table:table-cell>
          <table:covered-table-cell table:style-name="ce35"/>
          <table:covered-table-cell table:number-columns-repeated="3"/>
          <table:covered-table-cell table:style-name="ce26"/>
          <table:table-cell table:style-name="ce60" office:value-type="float" office:value="0" calcext:value-type="float">
            <text:p>S/0.00</text:p>
          </table:table-cell>
          <table:table-cell table:number-columns-repeated="2" table:style-name="ce63" office:value-type="float" office:value="0" calcext:value-type="float">
            <text:p>S/0.00</text:p>
          </table:table-cell>
          <table:table-cell table:number-columns-repeated="15"/>
        </table:table-row>
        <table:table-row table:style-name="ro1">
          <table:covered-table-cell table:style-name="ce19"/>
          <table:table-cell table:style-name="ce34" office:value-type="float" office:value="5" calcext:value-type="float" table:number-columns-spanned="5" table:number-rows-spanned="1">
            <text:p>5</text:p>
          </table:table-cell>
          <table:covered-table-cell table:style-name="ce35"/>
          <table:covered-table-cell table:number-columns-repeated="3"/>
          <table:covered-table-cell table:style-name="ce26"/>
          <table:table-cell table:style-name="ce60" office:value-type="float" office:value="0" calcext:value-type="float">
            <text:p>S/0.00</text:p>
          </table:table-cell>
          <table:table-cell table:number-columns-repeated="2" table:style-name="ce63" office:value-type="float" office:value="0" calcext:value-type="float">
            <text:p>S/0.00</text:p>
          </table:table-cell>
          <table:table-cell table:number-columns-repeated="15"/>
        </table:table-row>
        <table:table-row table:style-name="ro1">
          <table:covered-table-cell table:style-name="ce19"/>
          <table:table-cell table:style-name="ce34" office:value-type="float" office:value="6" calcext:value-type="float" table:number-columns-spanned="5" table:number-rows-spanned="1">
            <text:p>6</text:p>
          </table:table-cell>
          <table:covered-table-cell table:style-name="ce35"/>
          <table:covered-table-cell table:number-columns-repeated="3"/>
          <table:covered-table-cell table:style-name="ce26"/>
          <table:table-cell table:style-name="ce60" office:value-type="float" office:value="0" calcext:value-type="float">
            <text:p>S/0.00</text:p>
          </table:table-cell>
          <table:table-cell table:number-columns-repeated="2" table:style-name="ce63" office:value-type="float" office:value="0" calcext:value-type="float">
            <text:p>S/0.00</text:p>
          </table:table-cell>
          <table:table-cell table:number-columns-repeated="15"/>
        </table:table-row>
        <table:table-row table:style-name="ro1">
          <table:covered-table-cell table:style-name="ce20"/>
          <table:table-cell table:style-name="ce33" office:value-type="string" calcext:value-type="string" table:number-columns-spanned="5" table:number-rows-spanned="1">
            <text:p>Total de Egresos (OPEX)</text:p>
          </table:table-cell>
          <table:covered-table-cell table:style-name="ce35"/>
          <table:covered-table-cell table:number-columns-repeated="3"/>
          <table:table-cell table:style-name="ce54"/>
          <table:table-cell table:style-name="ce61" table:formula="of:=SUM([.H71:.H76])" office:value-type="float" office:value="35" calcext:value-type="float">
            <text:p>S/35.00</text:p>
          </table:table-cell>
          <table:table-cell table:style-name="ce61" table:formula="of:=SUM([.I71:.I76])" office:value-type="float" office:value="102" calcext:value-type="float">
            <text:p>S/102.00</text:p>
          </table:table-cell>
          <table:table-cell table:style-name="ce61" table:formula="of:=SUM([.J71:.J76])" office:value-type="float" office:value="133" calcext:value-type="float">
            <text:p>S/133.00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 table:number-columns-spanned="1" table:number-rows-spanned="7">
            <text:p>Inversión (CAPEX)</text:p>
          </table:table-cell>
          <table:table-cell table:style-name="ce34" office:value-type="string" calcext:value-type="string" table:number-columns-spanned="5" table:number-rows-spanned="1">
            <text:p>1. Implementación XYZ</text:p>
          </table:table-cell>
          <table:covered-table-cell table:style-name="ce35"/>
          <table:covered-table-cell table:number-columns-repeated="3"/>
          <table:table-cell table:style-name="ce55" office:value-type="float" office:value="8000" calcext:value-type="float">
            <text:p>S/8,000.00</text:p>
          </table:table-cell>
          <table:table-cell table:style-name="ce52" table:number-columns-spanned="3" table:number-rows-spanned="6"/>
          <table:covered-table-cell table:number-columns-repeated="2" table:style-name="ce26"/>
          <table:table-cell>
            <draw:g draw:z-index="9" draw:name="Shape 2">
              <draw:g draw:name="Shape 104">
                <draw:custom-shape draw:name="Shape 4" draw:style-name="gr36" draw:text-style-name="P1" svg:width="5.571cm" svg:height="2.609cm" svg:x="0.307cm" svg:y="0.125cm">
                  <text:p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105">
                  <draw:custom-shape draw:name="Shape 106" draw:style-name="gr37" draw:text-style-name="P2" svg:width="5.571cm" svg:height="1.375cm" svg:x="0.307cm" svg:y="0.655cm">
                    <text:p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107" draw:style-name="gr38" draw:text-style-name="P2" svg:width="5.097cm" svg:height="2.61cm" draw:transform="rotate (-3.14159265358979) translate (5.404cm 2.735cm)">
                    <text:p/>
                    <draw:enhanced-geometry draw:mirror-horizontal="false" draw:mirror-vertical="false" draw:text-areas="0 0 ?f19 ?f22" svg:viewBox="0 0 0 0" draw:type="ooxml-rightArrowCallout" draw:modifiers="21120 23386 14765 87167" draw:enhanced-path="M 0 0 L ?f19 0 ?f19 ?f14 ?f18 ?f14 ?f18 ?f13 ?f21 ?f12 ?f18 ?f16 ?f18 ?f15 ?f19 ?f15 ?f19 ?f22 0 ?f22 Z N">
                      <draw:equation draw:name="f0" draw:formula="min(logwidth,logheight)"/>
                      <draw:equation draw:name="f1" draw:formula="50000*logheight/?f0 "/>
                      <draw:equation draw:name="f2" draw:formula="if(0-$1 ,0,if(?f1 -$1 ,$1 ,?f1 ))"/>
                      <draw:equation draw:name="f3" draw:formula="?f2 *2/1"/>
                      <draw:equation draw:name="f4" draw:formula="if(0-$0 ,0,if(?f3 -$0 ,$0 ,?f3 ))"/>
                      <draw:equation draw:name="f5" draw:formula="100000*logwidth/?f0 "/>
                      <draw:equation draw:name="f6" draw:formula="if(0-$2 ,0,if(?f5 -$2 ,$2 ,?f5 ))"/>
                      <draw:equation draw:name="f7" draw:formula="?f6 *?f0 /logwidth"/>
                      <draw:equation draw:name="f8" draw:formula="100000+0-?f7 "/>
                      <draw:equation draw:name="f9" draw:formula="if(0-$3 ,0,if(?f8 -$3 ,$3 ,?f8 ))"/>
                      <draw:equation draw:name="f10" draw:formula="?f0 *?f2 /100000"/>
                      <draw:equation draw:name="f11" draw:formula="?f0 *?f4 /200000"/>
                      <draw:equation draw:name="f12" draw:formula="logheight/2"/>
                      <draw:equation draw:name="f13" draw:formula="?f12 +0-?f10 "/>
                      <draw:equation draw:name="f14" draw:formula="?f12 +0-?f11 "/>
                      <draw:equation draw:name="f15" draw:formula="?f12 +?f11 -0"/>
                      <draw:equation draw:name="f16" draw:formula="?f12 +?f10 -0"/>
                      <draw:equation draw:name="f17" draw:formula="?f0 *?f6 /100000"/>
                      <draw:equation draw:name="f18" draw:formula="logwidth+0-?f17 "/>
                      <draw:equation draw:name="f19" draw:formula="logwidth*?f9 /100000"/>
                      <draw:equation draw:name="f20" draw:formula="?f19 *1/2"/>
                      <draw:equation draw:name="f21" draw:formula="logwidth"/>
                      <draw:equation draw:name="f22" draw:formula="logheight"/>
                      <draw:handle draw:handle-position="?f18 ?f14" draw:handle-range-y-maximum="?f3" draw:handle-range-y-minimum="0"/>
                      <draw:handle draw:handle-position="?f21 ?f13" draw:handle-range-y-maximum="?f1" draw:handle-range-y-minimum="0"/>
                      <draw:handle draw:handle-position="?f18 0" draw:handle-range-x-maximum="?f5" draw:handle-range-x-minimum="0"/>
                      <draw:handle draw:handle-position="?f19 ?f22" draw:handle-range-x-maximum="?f8" draw:handle-range-x-minimum="0"/>
                    </draw:enhanced-geometry>
                  </draw:custom-shape>
                  <draw:custom-shape draw:name="Shape 108" draw:style-name="gr39" draw:text-style-name="P6" svg:width="4.139cm" svg:height="2.395cm" svg:x="1.103cm" svg:y="0.247cm">
                    <text:p text:style-name="P5"><text:span text:style-name="T2">Ingresar las implementaciones necesarias para el proyecto y sus montos. </text:span><text:span text:style-name="T5">Llenarlo en el caso que tuvieran los montos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table:table-cell>
          <table:table-cell table:number-columns-repeated="14"/>
        </table:table-row>
        <table:table-row table:style-name="ro1">
          <table:covered-table-cell table:style-name="ce19"/>
          <table:table-cell table:style-name="ce34" office:value-type="string" calcext:value-type="string" table:number-columns-spanned="5" table:number-rows-spanned="1">
            <text:p>2. Salario de personal de tercero del proyecto</text:p>
          </table:table-cell>
          <table:covered-table-cell table:style-name="ce35"/>
          <table:covered-table-cell table:number-columns-repeated="3"/>
          <table:table-cell table:style-name="ce55" office:value-type="float" office:value="0" calcext:value-type="float">
            <text:p>S/0.00</text:p>
          </table:table-cell>
          <table:covered-table-cell table:style-name="ce26"/>
          <table:covered-table-cell table:style-name="ce8"/>
          <table:covered-table-cell table:style-name="ce26"/>
          <table:table-cell table:number-columns-repeated="15"/>
        </table:table-row>
        <table:table-row table:style-name="ro1">
          <table:covered-table-cell table:style-name="ce19"/>
          <table:table-cell table:style-name="ce34" office:value-type="string" calcext:value-type="string" table:number-columns-spanned="5" table:number-rows-spanned="1">
            <text:p>3. Viajes y viaticos ABC</text:p>
          </table:table-cell>
          <table:covered-table-cell table:style-name="ce35"/>
          <table:covered-table-cell table:number-columns-repeated="3"/>
          <table:table-cell table:style-name="ce55" office:value-type="float" office:value="0" calcext:value-type="float">
            <text:p>S/0.00</text:p>
          </table:table-cell>
          <table:covered-table-cell table:style-name="ce26"/>
          <table:covered-table-cell table:style-name="ce8"/>
          <table:covered-table-cell table:style-name="ce26"/>
          <table:table-cell table:number-columns-repeated="15"/>
        </table:table-row>
        <table:table-row table:style-name="ro1">
          <table:covered-table-cell table:style-name="ce19"/>
          <table:table-cell table:style-name="ce34" office:value-type="float" office:value="4" calcext:value-type="float" table:number-columns-spanned="5" table:number-rows-spanned="1">
            <text:p>4</text:p>
          </table:table-cell>
          <table:covered-table-cell table:style-name="ce35"/>
          <table:covered-table-cell table:number-columns-repeated="3"/>
          <table:table-cell table:style-name="ce55" office:value-type="float" office:value="0" calcext:value-type="float">
            <text:p>S/0.00</text:p>
          </table:table-cell>
          <table:covered-table-cell table:style-name="ce26"/>
          <table:covered-table-cell table:style-name="ce8"/>
          <table:covered-table-cell table:style-name="ce26"/>
          <table:table-cell table:number-columns-repeated="15"/>
        </table:table-row>
        <table:table-row table:style-name="ro1">
          <table:covered-table-cell table:style-name="ce19"/>
          <table:table-cell table:style-name="ce34" office:value-type="float" office:value="5" calcext:value-type="float" table:number-columns-spanned="5" table:number-rows-spanned="1">
            <text:p>5</text:p>
          </table:table-cell>
          <table:covered-table-cell table:style-name="ce35"/>
          <table:covered-table-cell table:number-columns-repeated="3"/>
          <table:table-cell table:style-name="ce55" office:value-type="float" office:value="0" calcext:value-type="float">
            <text:p>S/0.00</text:p>
          </table:table-cell>
          <table:covered-table-cell table:style-name="ce26"/>
          <table:covered-table-cell table:style-name="ce8"/>
          <table:covered-table-cell table:style-name="ce26"/>
          <table:table-cell table:number-columns-repeated="15"/>
        </table:table-row>
        <table:table-row table:style-name="ro1">
          <table:covered-table-cell table:style-name="ce19"/>
          <table:table-cell table:style-name="ce34" office:value-type="float" office:value="6" calcext:value-type="float" table:number-columns-spanned="5" table:number-rows-spanned="1">
            <text:p>6</text:p>
          </table:table-cell>
          <table:covered-table-cell table:style-name="ce35"/>
          <table:covered-table-cell table:number-columns-repeated="3"/>
          <table:table-cell table:style-name="ce55" office:value-type="float" office:value="0" calcext:value-type="float">
            <text:p>S/0.00</text:p>
          </table:table-cell>
          <table:covered-table-cell table:number-columns-repeated="3" table:style-name="ce26"/>
          <table:table-cell table:number-columns-repeated="15"/>
        </table:table-row>
        <table:table-row table:style-name="ro1">
          <table:covered-table-cell table:style-name="ce20"/>
          <table:table-cell table:style-name="ce33" office:value-type="string" calcext:value-type="string" table:number-columns-spanned="5" table:number-rows-spanned="1">
            <text:p>Total de Inversión (CAPEX)</text:p>
          </table:table-cell>
          <table:covered-table-cell table:style-name="ce35"/>
          <table:covered-table-cell table:number-columns-repeated="3"/>
          <table:table-cell table:style-name="ce56" table:formula="of:=SUM([.G78:.G83])" office:value-type="float" office:value="8000" calcext:value-type="float">
            <text:p>S/8,000.00</text:p>
          </table:table-cell>
          <table:table-cell table:style-name="ce54" table:number-columns-repeated="3"/>
          <table:table-cell table:number-columns-repeated="15"/>
        </table:table-row>
        <table:table-row table:style-name="ro7">
          <table:table-cell table:style-name="ce21" office:value-type="string" calcext:value-type="string" table:number-columns-spanned="6" table:number-rows-spanned="1">
            <text:p>Flujo de Caja Neto</text:p>
          </table:table-cell>
          <table:covered-table-cell table:number-columns-repeated="2" table:style-name="ce35"/>
          <table:covered-table-cell table:number-columns-repeated="3"/>
          <table:table-cell table:style-name="ce57" table:formula="of:=-[.G84]" office:value-type="float" office:value="-8000" calcext:value-type="float">
            <text:p>-S/8,000.00</text:p>
          </table:table-cell>
          <table:table-cell table:style-name="ce57" table:formula="of:=[.H70]-[.H77]" office:value-type="float" office:value="428" calcext:value-type="float">
            <text:p>S/428.00</text:p>
          </table:table-cell>
          <table:table-cell table:style-name="ce57" table:formula="of:=[.I70]-[.I77]" office:value-type="float" office:value="998" calcext:value-type="float">
            <text:p>S/998.00</text:p>
          </table:table-cell>
          <table:table-cell table:style-name="ce57" table:formula="of:=[.J70]-[.J77]" office:value-type="float" office:value="1216" calcext:value-type="float">
            <text:p>S/1,216.00</text:p>
          </table:table-cell>
          <table:table-cell table:number-columns-repeated="15"/>
        </table:table-row>
        <table:table-row table:style-name="ro3" table:number-rows-repeated="2">
          <table:table-cell table:number-columns-repeated="3"/>
          <table:table-cell table:style-name="Default" table:number-columns-repeated="3"/>
          <table:table-cell table:number-columns-repeated="19"/>
        </table:table-row>
        <table:table-row table:style-name="ro3">
          <table:table-cell table:style-name="ce22" office:value-type="string" calcext:value-type="string">
            <text:p>Tasa de Descuento</text:p>
          </table:table-cell>
          <table:table-cell table:style-name="ce36" office:value-type="percentage" office:value="0.1" calcext:value-type="percentage">
            <text:p>10.0%</text:p>
          </table:table-cell>
          <table:table-cell table:style-name="ce42" table:number-columns-spanned="2" table:number-rows-spanned="1"/>
          <table:covered-table-cell table:style-name="ce48"/>
          <table:table-cell table:style-name="ce49" table:number-columns-repeated="9"/>
          <table:table-cell table:number-columns-repeated="12"/>
        </table:table-row>
        <table:table-row table:style-name="ro8">
          <table:table-cell table:style-name="ce23" office:value-type="string" calcext:value-type="string">
            <text:p>VPN</text:p>
          </table:table-cell>
          <table:table-cell table:style-name="ce37" table:number-matrix-columns-spanned="1" table:number-matrix-rows-spanned="1" table:formula="of:=NPV([.B88];[.H85:.J85])+[.G85]" office:value-type="float" office:value="-5872.51690458302" calcext:value-type="float">
            <text:p>-S/5,872.52</text:p>
          </table:table-cell>
          <table:table-cell table:style-name="ce43" office:value-type="string" calcext:value-type="string" table:number-columns-spanned="11" table:number-rows-spanned="1">
            <text:p>VPN &gt; 0 Invertir</text:p>
            <text:p>VPN = 0 No Invertir</text:p>
            <text:p>VPN &lt; 0 No Invertir</text:p>
          </table:table-cell>
          <table:covered-table-cell table:number-columns-repeated="3"/>
          <table:covered-table-cell table:number-columns-repeated="6" table:style-name="ce35"/>
          <table:covered-table-cell table:style-name="ce48"/>
          <table:table-cell table:number-columns-repeated="12"/>
        </table:table-row>
        <table:table-row table:style-name="ro8">
          <table:table-cell table:style-name="ce24" office:value-type="string" calcext:value-type="string">
            <text:p>TIR</text:p>
          </table:table-cell>
          <table:table-cell table:style-name="ce38" table:formula="of:=IRR([.G85:.J85])" office:value-type="string" office:string-value="" calcext:value-type="error">
            <text:p>Err:523</text:p>
          </table:table-cell>
          <table:table-cell table:style-name="ce44" office:value-type="string" office:string-value="TIR &gt; Tasa mínina de rentabilidad, Invertir&#10;TIR = Tasa mínima de rentabilidad, Evaluar si la posición competitiva del área mejorará y no existieran otras alternativas que resultaran más favorables.&#10;TIR &lt; Tasa mínima de rentabilidad, No Invertir" calcext:value-type="string" table:number-columns-spanned="11" table:number-rows-spanned="1">
            <text:p>TIR &gt; Tasa mínina de rentabilidad, Invertir</text:p>
            <text:p>TIR = Tasa mínima de rentabilidad, Evaluar si la posición competitiva del área mejorará y no existieran otras alternativas que resultaran más favorables.</text:p>
            <text:p>TIR &lt; Tasa mínima de rentabilidad, No Invertir</text:p>
          </table:table-cell>
          <table:covered-table-cell table:number-columns-repeated="3"/>
          <table:covered-table-cell table:number-columns-repeated="6" table:style-name="ce35"/>
          <table:covered-table-cell table:style-name="ce48"/>
          <table:table-cell table:number-columns-repeated="12"/>
        </table:table-row>
        <table:table-row table:style-name="ro8">
          <table:table-cell table:style-name="ce25" office:value-type="string" calcext:value-type="string">
            <text:p>Relación Beneficio / Costo</text:p>
          </table:table-cell>
          <table:table-cell table:style-name="ce39" table:number-matrix-columns-spanned="1" table:number-matrix-rows-spanned="1" table:formula="of:=NPV([.B88];[.H85:.J85])/[.G84]" office:value-type="float" office:value="0.265935386927122" calcext:value-type="float">
            <text:p>0.2659</text:p>
          </table:table-cell>
          <table:table-cell table:style-name="ce45" office:value-type="string" office:string-value="B/C &gt; 1, Los beneficios son mayores a los costos. Invertir&#10;B/C = 1, Los beneficios igualan a los costos. No hay ganancias.&#10;B/C &lt; 1, Los costos superan a los beneficios. No Invertir" calcext:value-type="string" table:number-columns-spanned="11" table:number-rows-spanned="1">
            <text:p>B/C &gt; 1, Los beneficios son mayores a los costos. Invertir</text:p>
            <text:p>B/C = 1, Los beneficios igualan a los costos. No hay ganancias.</text:p>
            <text:p>B/C &lt; 1, Los costos superan a los beneficios. No Invertir</text:p>
          </table:table-cell>
          <table:covered-table-cell table:number-columns-repeated="3"/>
          <table:covered-table-cell table:number-columns-repeated="6" table:style-name="ce35"/>
          <table:covered-table-cell table:style-name="ce48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S/. </number:text>
      <number:number number:decimal-places="0" number:min-decimal-places="0" number:min-integer-digits="1" number:grouping="true"/>
    </number:number-style>
    <number:number-style style:name="N107">
      <number:text>S/.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S/.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2" number:min-decimal-places="2" number:min-integer-digits="1" number:grouping="true"/>
    </number:number-style>
    <number:number-style style:name="N109">
      <number:text>S/.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S/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S/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S/.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S/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S/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S/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day/>
      <number:text>/</number:text>
      <number:month/>
      <number:text>/</number:text>
      <number:year number:style="long"/>
    </number:date-style>
    <number:number-style style:name="N127">
      <number:text>S/</number:text>
      <number:number number:decimal-places="2" number:min-decimal-places="2" number:min-integer-digits="1" number:grouping="true"/>
    </number:number-style>
    <number:percentage-style style:name="N128">
      <number:number number:decimal-places="1" number:min-decimal-places="1" number:min-integer-digits="1"/>
      <number:text>%</number:text>
    </number:percentage-style>
    <number:number-style style:name="N129P0" style:volatile="true">
      <number:text>S/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-S/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15:47:26.074000000</meta:creation-date>
    <dc:date>2022-08-25T15:54:23.522000000</dc:date>
    <meta:editing-duration>PT6M58S</meta:editing-duration>
    <meta:editing-cycles>1</meta:editing-cycles>
    <meta:document-statistic meta:table-count="1" meta:cell-count="127" meta:object-count="10"/>
    <meta:generator>LibreOffice/7.3.0.3$Windows_X86_64 LibreOffice_project/0f246aa12d0eee4a0f7adcefbf7c878fc2238db3</meta:generator>
  </office:meta>
</office:document-meta>
</file>